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1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 table:number-columns-repeated="2"/>
          <table:table-cell office:value-type="float" office:value="0.325582772493362" calcext:value-type="float">
            <text:p>0.325582772493362</text:p>
          </table:table-cell>
          <table:table-cell office:value-type="float" office:value="0.651407361030579" calcext:value-type="float">
            <text:p>0.651407361030579</text:p>
          </table:table-cell>
          <table:table-cell table:style-name="ce2" table:formula="of:=([.E1]-[.A1])/[.A1]%" office:value-type="float" office:value="7.79852995882353" calcext:value-type="float">
            <text:p>7.79852995882353</text:p>
          </table:table-cell>
          <table:table-cell table:style-name="ce2" table:formula="of:=([.F1]-[.B1])/[.B1]%" office:value-type="float" office:value="82.8780751420116" calcext:value-type="float">
            <text:p>82.8780751420116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2" table:formula="of:=([.I1]-[.E1])/[.E1]%" office:value-type="float" office:value="-99.9375301181587" calcext:value-type="float">
            <text:p>-99.9375301181587</text:p>
          </table:table-cell>
          <table:table-cell table:style-name="ce2" table:formula="of:=([.J1]-[.F1])/[.F1]%" office:value-type="float" office:value="-100.240015210353" calcext:value-type="float">
            <text:p>-100.240015210353</text:p>
          </table:table-cell>
          <table:table-cell office:value-type="float" office:value="0.00245071901008487" calcext:value-type="float">
            <text:p>0.002450719010085</text:p>
          </table:table-cell>
          <table:table-cell office:value-type="float" office:value="-0.190843716263771" calcext:value-type="float">
            <text:p>-0.190843716263771</text:p>
          </table:table-cell>
          <table:table-cell table:style-name="ce3" table:formula="of:=([.M1]-[.I1])/[.I1]%" office:value-type="float" office:value="1104.92889177778" calcext:value-type="float">
            <text:p>1104.92889177778</text:p>
          </table:table-cell>
          <table:table-cell table:style-name="ce3" table:formula="of:=([.N1]-[.J1])/[.J1]%" office:value-type="float" office:value="12106.3674134111" calcext:value-type="float">
            <text:p>12106.3674134111</text:p>
          </table:table-cell>
          <table:table-cell table:formula="of:=([.O1] +[.O26]+[.O51]+[.O76]+[.O101])" office:value-type="float" office:value="-38445.0731621096" calcext:value-type="float">
            <text:p>-38445.073162109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 table:number-columns-repeated="2"/>
          <table:table-cell office:value-type="float" office:value="-0.929185330867767" calcext:value-type="float">
            <text:p>-0.929185330867767</text:p>
          </table:table-cell>
          <table:table-cell office:value-type="float" office:value="-0.788343906402588" calcext:value-type="float">
            <text:p>-0.788343906402588</text:p>
          </table:table-cell>
          <table:table-cell table:style-name="ce2" table:formula="of:=([.E2]-[.A2])/[.A2]%" office:value-type="float" office:value="41.6533168416425" calcext:value-type="float">
            <text:p>41.6533168416425</text:p>
          </table:table-cell>
          <table:table-cell table:style-name="ce2" table:formula="of:=([.F2]-[.B2])/[.B2]%" office:value-type="float" office:value="27.7807115528454" calcext:value-type="float">
            <text:p>27.7807115528454</text:p>
          </table:table-cell>
          <table:table-cell office:value-type="float" office:value="-1.66973376274109" calcext:value-type="float">
            <text:p>-1.66973376274109</text:p>
          </table:table-cell>
          <table:table-cell office:value-type="float" office:value="-1.41514015197754" calcext:value-type="float">
            <text:p>-1.41514015197754</text:p>
          </table:table-cell>
          <table:table-cell table:style-name="ce2" table:formula="of:=([.I2]-[.E2])/[.E2]%" office:value-type="float" office:value="79.6986787535402" calcext:value-type="float">
            <text:p>79.6986787535402</text:p>
          </table:table-cell>
          <table:table-cell table:style-name="ce2" table:formula="of:=([.J2]-[.F2])/[.F2]%" office:value-type="float" office:value="79.5079711385327" calcext:value-type="float">
            <text:p>79.5079711385327</text:p>
          </table:table-cell>
          <table:table-cell office:value-type="float" office:value="-0.267195671796799" calcext:value-type="float">
            <text:p>-0.267195671796799</text:p>
          </table:table-cell>
          <table:table-cell office:value-type="float" office:value="-5.03831052780151" calcext:value-type="float">
            <text:p>-5.03831052780151</text:p>
          </table:table-cell>
          <table:table-cell table:style-name="ce3" table:formula="of:=([.M2]-[.I2])/[.I2]%" office:value-type="float" office:value="-83.9977080323176" calcext:value-type="float">
            <text:p>-83.9977080323176</text:p>
          </table:table-cell>
          <table:table-cell table:style-name="ce3" table:formula="of:=([.N2]-[.J2])/[.J2]%" office:value-type="float" office:value="256.029084522893" calcext:value-type="float">
            <text:p>256.029084522893</text:p>
          </table:table-cell>
          <table:table-cell table:formula="of:=([.O2] +[.O27]+[.O52]+[.O77]+[.O102])" office:value-type="float" office:value="-2576.82088442953" calcext:value-type="float">
            <text:p>-2576.82088442953</text:p>
          </table:table-cell>
          <table:table-cell/>
          <table:table-cell office:value-type="float" office:value="-75.5981364046254" calcext:value-type="float">
            <text:p>-75.5981364046254</text:p>
          </table:table-cell>
          <table:table-cell office:value-type="float" office:value="-76.1316663414955" calcext:value-type="float">
            <text:p>-76.1316663414955</text:p>
          </table:table-cell>
          <table:table-cell office:value-type="float" office:value="35.9939860701494" calcext:value-type="float">
            <text:p>35.9939860701494</text:p>
          </table:table-cell>
          <table:table-cell office:value-type="float" office:value="4.62856601465608" calcext:value-type="float">
            <text:p>4.62856601465608</text:p>
          </table:table-cell>
          <table:table-cell office:value-type="float" office:value="4846.53421490714" calcext:value-type="float">
            <text:p>4846.53421490714</text:p>
          </table:table-cell>
          <table:table-cell table:number-columns-repeated="1001"/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 table:number-columns-repeated="2"/>
          <table:table-cell office:value-type="float" office:value="0.548940300941467" calcext:value-type="float">
            <text:p>0.548940300941467</text:p>
          </table:table-cell>
          <table:table-cell office:value-type="float" office:value="-0.84202641248703" calcext:value-type="float">
            <text:p>-0.84202641248703</text:p>
          </table:table-cell>
          <table:table-cell table:style-name="ce2" table:formula="of:=([.E3]-[.A3])/[.A3]%" office:value-type="float" office:value="-242.109461452591" calcext:value-type="float">
            <text:p>-242.109461452591</text:p>
          </table:table-cell>
          <table:table-cell table:style-name="ce2" table:formula="of:=([.F3]-[.B3])/[.B3]%" office:value-type="float" office:value="-309.57570398898" calcext:value-type="float">
            <text:p>-309.57570398898</text:p>
          </table:table-cell>
          <table:table-cell office:value-type="float" office:value="2.39549422264099" calcext:value-type="float">
            <text:p>2.39549422264099</text:p>
          </table:table-cell>
          <table:table-cell office:value-type="float" office:value="-3.68405032157898" calcext:value-type="float">
            <text:p>-3.68405032157898</text:p>
          </table:table-cell>
          <table:table-cell table:style-name="ce2" table:formula="of:=([.I3]-[.E3])/[.E3]%" office:value-type="float" office:value="336.385198633179" calcext:value-type="float">
            <text:p>336.385198633179</text:p>
          </table:table-cell>
          <table:table-cell table:style-name="ce2" table:formula="of:=([.J3]-[.F3])/[.F3]%" office:value-type="float" office:value="337.52194312975" calcext:value-type="float">
            <text:p>337.52194312975</text:p>
          </table:table-cell>
          <table:table-cell office:value-type="float" office:value="-0.016054579988122" calcext:value-type="float">
            <text:p>-0.016054579988122</text:p>
          </table:table-cell>
          <table:table-cell office:value-type="float" office:value="-0.207827374339104" calcext:value-type="float">
            <text:p>-0.207827374339104</text:p>
          </table:table-cell>
          <table:table-cell table:style-name="ce3" table:formula="of:=([.M3]-[.I3])/[.I3]%" office:value-type="float" office:value="-100.670199069419" calcext:value-type="float">
            <text:p>-100.670199069419</text:p>
          </table:table-cell>
          <table:table-cell table:style-name="ce3" table:formula="of:=([.N3]-[.J3])/[.J3]%" office:value-type="float" office:value="-94.3587259619725" calcext:value-type="float">
            <text:p>-94.3587259619725</text:p>
          </table:table-cell>
          <table:table-cell table:formula="of:=([.O3] +[.O28]+[.O53]+[.O78]+[.O103])" office:value-type="float" office:value="-548.072088857073" calcext:value-type="float">
            <text:p>-548.07208885707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 table:number-columns-repeated="2"/>
          <table:table-cell office:value-type="float" office:value="-1.06096410751343" calcext:value-type="float">
            <text:p>-1.06096410751343</text:p>
          </table:table-cell>
          <table:table-cell office:value-type="float" office:value="0.785271227359772" calcext:value-type="float">
            <text:p>0.785271227359772</text:p>
          </table:table-cell>
          <table:table-cell table:style-name="ce2" table:formula="of:=([.E4]-[.A4])/[.A4]%" office:value-type="float" office:value="124.327447056273" calcext:value-type="float">
            <text:p>124.327447056273</text:p>
          </table:table-cell>
          <table:table-cell table:style-name="ce2" table:formula="of:=([.F4]-[.B4])/[.B4]%" office:value-type="float" office:value="82.5436830866865" calcext:value-type="float">
            <text:p>82.5436830866865</text:p>
          </table:table-cell>
          <table:table-cell office:value-type="float" office:value="-2.68264746665955" calcext:value-type="float">
            <text:p>-2.68264746665955</text:p>
          </table:table-cell>
          <table:table-cell office:value-type="float" office:value="1.44922089576721" calcext:value-type="float">
            <text:p>1.44922089576721</text:p>
          </table:table-cell>
          <table:table-cell table:style-name="ce2" table:formula="of:=([.I4]-[.E4])/[.E4]%" office:value-type="float" office:value="152.849973685428" calcext:value-type="float">
            <text:p>152.849973685428</text:p>
          </table:table-cell>
          <table:table-cell table:style-name="ce2" table:formula="of:=([.J4]-[.F4])/[.F4]%" office:value-type="float" office:value="84.5503623811307" calcext:value-type="float">
            <text:p>84.5503623811307</text:p>
          </table:table-cell>
          <table:table-cell office:value-type="float" office:value="-0.580383956432343" calcext:value-type="float">
            <text:p>-0.580383956432343</text:p>
          </table:table-cell>
          <table:table-cell office:value-type="float" office:value="-1.27272081375122" calcext:value-type="float">
            <text:p>-1.27272081375122</text:p>
          </table:table-cell>
          <table:table-cell table:style-name="ce3" table:formula="of:=([.M4]-[.I4])/[.I4]%" office:value-type="float" office:value="-78.3652543375354" calcext:value-type="float">
            <text:p>-78.3652543375354</text:p>
          </table:table-cell>
          <table:table-cell table:style-name="ce3" table:formula="of:=([.N4]-[.J4])/[.J4]%" office:value-type="float" office:value="-187.821036632062" calcext:value-type="float">
            <text:p>-187.821036632062</text:p>
          </table:table-cell>
          <table:table-cell table:formula="of:=([.O4] +[.O29]+[.O54]+[.O79]+[.O104])" office:value-type="float" office:value="201.310336312627" calcext:value-type="float">
            <text:p>201.3103363126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 table:number-columns-repeated="2"/>
          <table:table-cell office:value-type="float" office:value="0.265550822019577" calcext:value-type="float">
            <text:p>0.265550822019577</text:p>
          </table:table-cell>
          <table:table-cell office:value-type="float" office:value="0.447215914726257" calcext:value-type="float">
            <text:p>0.447215914726257</text:p>
          </table:table-cell>
          <table:table-cell table:style-name="ce2" table:formula="of:=([.E5]-[.A5])/[.A5]%" office:value-type="float" office:value="-12.6976411607802" calcext:value-type="float">
            <text:p>-12.6976411607802</text:p>
          </table:table-cell>
          <table:table-cell table:style-name="ce2" table:formula="of:=([.F5]-[.B5])/[.B5]%" office:value-type="float" office:value="23.5866872297533" calcext:value-type="float">
            <text:p>23.5866872297533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2" table:formula="of:=([.I5]-[.E5])/[.E5]%" office:value-type="float" office:value="-99.526082210316" calcext:value-type="float">
            <text:p>-99.526082210316</text:p>
          </table:table-cell>
          <table:table-cell table:style-name="ce2" table:formula="of:=([.J5]-[.F5])/[.F5]%" office:value-type="float" office:value="-100.328676056994" calcext:value-type="float">
            <text:p>-100.328676056994</text:p>
          </table:table-cell>
          <table:table-cell office:value-type="float" office:value="-3.25855445861816" calcext:value-type="float">
            <text:p>-3.25855445861816</text:p>
          </table:table-cell>
          <table:table-cell office:value-type="float" office:value="3.29809999465942" calcext:value-type="float">
            <text:p>3.29809999465942</text:p>
          </table:table-cell>
          <table:table-cell table:style-name="ce3" table:formula="of:=([.M5]-[.I5])/[.I5]%" office:value-type="float" office:value="-259025.201017652" calcext:value-type="float">
            <text:p>-259025.201017652</text:p>
          </table:table-cell>
          <table:table-cell table:style-name="ce3" table:formula="of:=([.N5]-[.J5])/[.J5]%" office:value-type="float" office:value="-224477.084449227" calcext:value-type="float">
            <text:p>-224477.084449227</text:p>
          </table:table-cell>
          <table:table-cell table:formula="of:=([.O5] +[.O30]+[.O55]+[.O80]+[.O105])" office:value-type="float" office:value="4707417.77620832" calcext:value-type="float">
            <text:p>4707417.77620832</text:p>
          </table:table-cell>
          <table:table-cell/>
          <table:table-cell office:value-type="float" office:value="26.2819625575331" calcext:value-type="float">
            <text:p>26.2819625575331</text:p>
          </table:table-cell>
          <table:table-cell office:value-type="float" office:value="67.1690681538129" calcext:value-type="float">
            <text:p>67.1690681538129</text:p>
          </table:table-cell>
          <table:table-cell office:value-type="float" office:value="172.711219305512" calcext:value-type="float">
            <text:p>172.711219305512</text:p>
          </table:table-cell>
          <table:table-cell office:value-type="float" office:value="-3.81512347790499" calcext:value-type="float">
            <text:p>-3.81512347790499</text:p>
          </table:table-cell>
          <table:table-cell office:value-type="float" office:value="26.5886526187105" calcext:value-type="float">
            <text:p>26.5886526187105</text:p>
          </table:table-cell>
          <table:table-cell table:number-columns-repeated="1001"/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 table:number-columns-repeated="2"/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E6]-[.A6])/[.A6]%" office:value-type="float" office:value="-84.5074107969461" calcext:value-type="float">
            <text:p>-84.5074107969461</text:p>
          </table:table-cell>
          <table:table-cell table:style-name="ce2" table:formula="of:=([.F6]-[.B6])/[.B6]%" office:value-type="float" office:value="-137.638534810717" calcext:value-type="float">
            <text:p>-137.63853481071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I6]-[.E6])/[.E6]%" office:value-type="float" office:value="-0" calcext:value-type="float">
            <text:p>0</text:p>
          </table:table-cell>
          <table:table-cell table:style-name="ce2" table:formula="of:=([.J6]-[.F6])/[.F6]%" office:value-type="float" office:value="-0" calcext:value-type="float">
            <text:p>0</text:p>
          </table:table-cell>
          <table:table-cell office:value-type="float" office:value="0.192085310816765" calcext:value-type="float">
            <text:p>0.192085310816765</text:p>
          </table:table-cell>
          <table:table-cell office:value-type="float" office:value="-0.511570572853088" calcext:value-type="float">
            <text:p>-0.511570572853088</text:p>
          </table:table-cell>
          <table:table-cell table:style-name="ce3" table:formula="of:=([.M6]-[.I6])/[.I6]%" office:value-type="float" office:value="-394.573619141921" calcext:value-type="float">
            <text:p>-394.573619141921</text:p>
          </table:table-cell>
          <table:table-cell table:style-name="ce3" table:formula="of:=([.N6]-[.J6])/[.J6]%" office:value-type="float" office:value="398.291875679726" calcext:value-type="float">
            <text:p>398.291875679726</text:p>
          </table:table-cell>
          <table:table-cell table:formula="of:=([.O6] +[.O31]+[.O56]+[.O81]+[.O106])" office:value-type="float" office:value="695.809882395955" calcext:value-type="float">
            <text:p>695.80988239595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 table:number-columns-repeated="2"/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E7]-[.A7])/[.A7]%" office:value-type="float" office:value="-99.8135874146716" calcext:value-type="float">
            <text:p>-99.8135874146716</text:p>
          </table:table-cell>
          <table:table-cell table:style-name="ce2" table:formula="of:=([.F7]-[.B7])/[.B7]%" office:value-type="float" office:value="-131.292517022376" calcext:value-type="float">
            <text:p>-131.292517022376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I7]-[.E7])/[.E7]%" office:value-type="float" office:value="-0" calcext:value-type="float">
            <text:p>0</text:p>
          </table:table-cell>
          <table:table-cell table:style-name="ce2" table:formula="of:=([.J7]-[.F7])/[.F7]%" office:value-type="float" office:value="-0" calcext:value-type="float">
            <text:p>0</text:p>
          </table:table-cell>
          <table:table-cell office:value-type="float" office:value="-0.172593757510185" calcext:value-type="float">
            <text:p>-0.172593757510185</text:p>
          </table:table-cell>
          <table:table-cell office:value-type="float" office:value="-0.823927700519562" calcext:value-type="float">
            <text:p>-0.823927700519562</text:p>
          </table:table-cell>
          <table:table-cell table:style-name="ce3" table:formula="of:=([.M7]-[.I7])/[.I7]%" office:value-type="float" office:value="24653.9532141197" calcext:value-type="float">
            <text:p>24653.9532141197</text:p>
          </table:table-cell>
          <table:table-cell table:style-name="ce3" table:formula="of:=([.N7]-[.J7])/[.J7]%" office:value-type="float" office:value="709.015440658399" calcext:value-type="float">
            <text:p>709.015440658399</text:p>
          </table:table-cell>
          <table:table-cell table:formula="of:=([.O7] +[.O32]+[.O57]+[.O82]+[.O107])" office:value-type="float" office:value="25524.4484744397" calcext:value-type="float">
            <text:p>25524.448474439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 table:number-columns-repeated="2"/>
          <table:table-cell office:value-type="float" office:value="0.473738223314285" calcext:value-type="float">
            <text:p>0.473738223314285</text:p>
          </table:table-cell>
          <table:table-cell office:value-type="float" office:value="0.601533830165863" calcext:value-type="float">
            <text:p>0.601533830165863</text:p>
          </table:table-cell>
          <table:table-cell table:style-name="ce2" table:formula="of:=([.E8]-[.A8])/[.A8]%" office:value-type="float" office:value="55.172532616849" calcext:value-type="float">
            <text:p>55.172532616849</text:p>
          </table:table-cell>
          <table:table-cell table:style-name="ce2" table:formula="of:=([.F8]-[.B8])/[.B8]%" office:value-type="float" office:value="67.4921951149079" calcext:value-type="float">
            <text:p>67.4921951149079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2" table:formula="of:=([.I8]-[.E8])/[.E8]%" office:value-type="float" office:value="-99.9919663605888" calcext:value-type="float">
            <text:p>-99.9919663605888</text:p>
          </table:table-cell>
          <table:table-cell table:style-name="ce2" table:formula="of:=([.J8]-[.F8])/[.F8]%" office:value-type="float" office:value="-100.020824666153" calcext:value-type="float">
            <text:p>-100.020824666153</text:p>
          </table:table-cell>
          <table:table-cell office:value-type="float" office:value="0.0201481319963932" calcext:value-type="float">
            <text:p>0.020148131996393</text:p>
          </table:table-cell>
          <table:table-cell office:value-type="float" office:value="-0.21415239572525" calcext:value-type="float">
            <text:p>-0.21415239572525</text:p>
          </table:table-cell>
          <table:table-cell table:style-name="ce3" table:formula="of:=([.M8]-[.I8])/[.I8]%" office:value-type="float" office:value="52840.0108340943" calcext:value-type="float">
            <text:p>52840.0108340943</text:p>
          </table:table-cell>
          <table:table-cell table:style-name="ce3" table:formula="of:=([.N8]-[.J8])/[.J8]%" office:value-type="float" office:value="170856.190778888" calcext:value-type="float">
            <text:p>170856.190778888</text:p>
          </table:table-cell>
          <table:table-cell table:formula="of:=([.O8] +[.O33]+[.O58]+[.O83]+[.O108])" office:value-type="float" office:value="129713.713000986" calcext:value-type="float">
            <text:p>129713.71300098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 table:number-columns-repeated="2"/>
          <table:table-cell office:value-type="float" office:value="0.879890441894531" calcext:value-type="float">
            <text:p>0.879890441894531</text:p>
          </table:table-cell>
          <table:table-cell office:value-type="float" office:value="-1.11827266216278" calcext:value-type="float">
            <text:p>-1.11827266216278</text:p>
          </table:table-cell>
          <table:table-cell table:style-name="ce2" table:formula="of:=([.E9]-[.A9])/[.A9]%" office:value-type="float" office:value="93.2057075480404" calcext:value-type="float">
            <text:p>93.2057075480404</text:p>
          </table:table-cell>
          <table:table-cell table:style-name="ce2" table:formula="of:=([.F9]-[.B9])/[.B9]%" office:value-type="float" office:value="62.4839380251347" calcext:value-type="float">
            <text:p>62.4839380251347</text:p>
          </table:table-cell>
          <table:table-cell office:value-type="float" office:value="1.43319034576416" calcext:value-type="float">
            <text:p>1.43319034576416</text:p>
          </table:table-cell>
          <table:table-cell office:value-type="float" office:value="-1.9321300983429" calcext:value-type="float">
            <text:p>-1.9321300983429</text:p>
          </table:table-cell>
          <table:table-cell table:style-name="ce2" table:formula="of:=([.I9]-[.E9])/[.E9]%" office:value-type="float" office:value="62.8828178515378" calcext:value-type="float">
            <text:p>62.8828178515378</text:p>
          </table:table-cell>
          <table:table-cell table:style-name="ce2" table:formula="of:=([.J9]-[.F9])/[.F9]%" office:value-type="float" office:value="72.7780856777886" calcext:value-type="float">
            <text:p>72.7780856777886</text:p>
          </table:table-cell>
          <table:table-cell office:value-type="float" office:value="0.0891930162906647" calcext:value-type="float">
            <text:p>0.089193016290665</text:p>
          </table:table-cell>
          <table:table-cell office:value-type="float" office:value="-0.739170610904694" calcext:value-type="float">
            <text:p>-0.739170610904694</text:p>
          </table:table-cell>
          <table:table-cell table:style-name="ce3" table:formula="of:=([.M9]-[.I9])/[.I9]%" office:value-type="float" office:value="-93.7766105839132" calcext:value-type="float">
            <text:p>-93.7766105839132</text:p>
          </table:table-cell>
          <table:table-cell table:style-name="ce3" table:formula="of:=([.N9]-[.J9])/[.J9]%" office:value-type="float" office:value="-61.743227770291" calcext:value-type="float">
            <text:p>-61.743227770291</text:p>
          </table:table-cell>
          <table:table-cell table:formula="of:=([.O9] +[.O34]+[.O59]+[.O84]+[.O109])" office:value-type="float" office:value="-7424.41966313998" calcext:value-type="float">
            <text:p>-7424.4196631399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 table:number-columns-repeated="2"/>
          <table:table-cell office:value-type="float" office:value="-1.34433364868164" calcext:value-type="float">
            <text:p>-1.34433364868164</text:p>
          </table:table-cell>
          <table:table-cell office:value-type="float" office:value="-1.1864161491394" calcext:value-type="float">
            <text:p>-1.1864161491394</text:p>
          </table:table-cell>
          <table:table-cell table:style-name="ce2" table:formula="of:=([.E10]-[.A10])/[.A10]%" office:value-type="float" office:value="105.088527280544" calcext:value-type="float">
            <text:p>105.088527280544</text:p>
          </table:table-cell>
          <table:table-cell table:style-name="ce2" table:formula="of:=([.F10]-[.B10])/[.B10]%" office:value-type="float" office:value="92.6905834979362" calcext:value-type="float">
            <text:p>92.6905834979362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2" table:formula="of:=([.I10]-[.E10])/[.E10]%" office:value-type="float" office:value="-11.4591639260064" calcext:value-type="float">
            <text:p>-11.4591639260064</text:p>
          </table:table-cell>
          <table:table-cell table:style-name="ce2" table:formula="of:=([.J10]-[.F10])/[.F10]%" office:value-type="float" office:value="120.227262222705" calcext:value-type="float">
            <text:p>120.227262222705</text:p>
          </table:table-cell>
          <table:table-cell office:value-type="float" office:value="-0.127927079796791" calcext:value-type="float">
            <text:p>-0.127927079796791</text:p>
          </table:table-cell>
          <table:table-cell office:value-type="float" office:value="-1.74321293830872" calcext:value-type="float">
            <text:p>-1.74321293830872</text:p>
          </table:table-cell>
          <table:table-cell table:style-name="ce3" table:formula="of:=([.M10]-[.I10])/[.I10]%" office:value-type="float" office:value="-89.2523924798705" calcext:value-type="float">
            <text:p>-89.2523924798705</text:p>
          </table:table-cell>
          <table:table-cell table:style-name="ce3" table:formula="of:=([.N10]-[.J10])/[.J10]%" office:value-type="float" office:value="-33.2821087319952" calcext:value-type="float">
            <text:p>-33.2821087319952</text:p>
          </table:table-cell>
          <table:table-cell table:formula="of:=([.O10] +[.O35]+[.O60]+[.O85]+[.O110])" office:value-type="float" office:value="-732.226353169412" calcext:value-type="float">
            <text:p>-732.2263531694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 table:number-columns-repeated="2"/>
          <table:table-cell office:value-type="float" office:value="-1.00395596027374" calcext:value-type="float">
            <text:p>-1.00395596027374</text:p>
          </table:table-cell>
          <table:table-cell office:value-type="float" office:value="0.733688235282898" calcext:value-type="float">
            <text:p>0.733688235282898</text:p>
          </table:table-cell>
          <table:table-cell table:style-name="ce2" table:formula="of:=([.E11]-[.A11])/[.A11]%" office:value-type="float" office:value="111.440752327801" calcext:value-type="float">
            <text:p>111.440752327801</text:p>
          </table:table-cell>
          <table:table-cell table:style-name="ce2" table:formula="of:=([.F11]-[.B11])/[.B11]%" office:value-type="float" office:value="71.5762551237326" calcext:value-type="float">
            <text:p>71.5762551237326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2" table:formula="of:=([.I11]-[.E11])/[.E11]%" office:value-type="float" office:value="-90.7887563254048" calcext:value-type="float">
            <text:p>-90.7887563254048</text:p>
          </table:table-cell>
          <table:table-cell table:style-name="ce2" table:formula="of:=([.J11]-[.F11])/[.F11]%" office:value-type="float" office:value="-116.428748966427" calcext:value-type="float">
            <text:p>-116.428748966427</text:p>
          </table:table-cell>
          <table:table-cell office:value-type="float" office:value="-5.28935670852661" calcext:value-type="float">
            <text:p>-5.28935670852661</text:p>
          </table:table-cell>
          <table:table-cell office:value-type="float" office:value="-5.31508111953735" calcext:value-type="float">
            <text:p>-5.31508111953735</text:p>
          </table:table-cell>
          <table:table-cell table:style-name="ce3" table:formula="of:=([.M11]-[.I11])/[.I11]%" office:value-type="float" office:value="5619.65617227802" calcext:value-type="float">
            <text:p>5619.65617227802</text:p>
          </table:table-cell>
          <table:table-cell table:style-name="ce3" table:formula="of:=([.N11]-[.J11])/[.J11]%" office:value-type="float" office:value="4309.54570457572" calcext:value-type="float">
            <text:p>4309.54570457572</text:p>
          </table:table-cell>
          <table:table-cell table:formula="of:=([.O11] +[.O36]+[.O61]+[.O86]+[.O111])" office:value-type="float" office:value="133324.005710826" calcext:value-type="float">
            <text:p>133324.005710826</text:p>
          </table:table-cell>
          <table:table-cell/>
          <table:table-cell office:value-type="float" office:value="94.5601794096834" calcext:value-type="float">
            <text:p>94.5601794096834</text:p>
          </table:table-cell>
          <table:table-cell office:value-type="float" office:value="52.2545721782198" calcext:value-type="float">
            <text:p>52.2545721782198</text:p>
          </table:table-cell>
          <table:table-cell office:value-type="float" office:value="126.416151831545" calcext:value-type="float">
            <text:p>126.416151831545</text:p>
          </table:table-cell>
          <table:table-cell office:value-type="float" office:value="331.709631007207" calcext:value-type="float">
            <text:p>331.709631007207</text:p>
          </table:table-cell>
          <table:table-cell office:value-type="float" office:value="94.1954524273238" calcext:value-type="float">
            <text:p>94.1954524273238</text:p>
          </table:table-cell>
          <table:table-cell table:number-columns-repeated="1001"/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 table:number-columns-repeated="2"/>
          <table:table-cell office:value-type="float" office:value="1.51050472259521" calcext:value-type="float">
            <text:p>1.51050472259521</text:p>
          </table:table-cell>
          <table:table-cell office:value-type="float" office:value="-1.71541786193848" calcext:value-type="float">
            <text:p>-1.71541786193848</text:p>
          </table:table-cell>
          <table:table-cell table:style-name="ce2" table:formula="of:=([.E12]-[.A12])/[.A12]%" office:value-type="float" office:value="148.765247164562" calcext:value-type="float">
            <text:p>148.765247164562</text:p>
          </table:table-cell>
          <table:table-cell table:style-name="ce2" table:formula="of:=([.F12]-[.B12])/[.B12]%" office:value-type="float" office:value="156.242300694153" calcext:value-type="float">
            <text:p>156.242300694153</text:p>
          </table:table-cell>
          <table:table-cell office:value-type="float" office:value="2.79811310768127" calcext:value-type="float">
            <text:p>2.79811310768127</text:p>
          </table:table-cell>
          <table:table-cell office:value-type="float" office:value="-3.2578501701355" calcext:value-type="float">
            <text:p>-3.2578501701355</text:p>
          </table:table-cell>
          <table:table-cell table:style-name="ce2" table:formula="of:=([.I12]-[.E12])/[.E12]%" office:value-type="float" office:value="85.2435855264202" calcext:value-type="float">
            <text:p>85.2435855264202</text:p>
          </table:table-cell>
          <table:table-cell table:style-name="ce2" table:formula="of:=([.J12]-[.F12])/[.F12]%" office:value-type="float" office:value="89.9158358100584" calcext:value-type="float">
            <text:p>89.9158358100584</text:p>
          </table:table-cell>
          <table:table-cell office:value-type="float" office:value="-3.68553733825684" calcext:value-type="float">
            <text:p>-3.68553733825684</text:p>
          </table:table-cell>
          <table:table-cell office:value-type="float" office:value="-4.66855478286743" calcext:value-type="float">
            <text:p>-4.66855478286743</text:p>
          </table:table-cell>
          <table:table-cell table:style-name="ce3" table:formula="of:=([.M12]-[.I12])/[.I12]%" office:value-type="float" office:value="-231.715095009542" calcext:value-type="float">
            <text:p>-231.715095009542</text:p>
          </table:table-cell>
          <table:table-cell table:style-name="ce3" table:formula="of:=([.N12]-[.J12])/[.J12]%" office:value-type="float" office:value="43.3017032417196" calcext:value-type="float">
            <text:p>43.3017032417196</text:p>
          </table:table-cell>
          <table:table-cell table:formula="of:=([.O12] +[.O37]+[.O62]+[.O87]+[.O112])" office:value-type="float" office:value="1565.85467727773" calcext:value-type="float">
            <text:p>1565.85467727773</text:p>
          </table:table-cell>
          <table:table-cell/>
          <table:table-cell office:value-type="float" office:value="-4.95124945652864" calcext:value-type="float">
            <text:p>-4.95124945652864</text:p>
          </table:table-cell>
          <table:table-cell office:value-type="float" office:value="25.7449457926983" calcext:value-type="float">
            <text:p>25.7449457926983</text:p>
          </table:table-cell>
          <table:table-cell office:value-type="float" office:value="0" calcext:value-type="float">
            <text:p>0</text:p>
          </table:table-cell>
          <table:table-cell office:value-type="float" office:value="-139.123604331658" calcext:value-type="float">
            <text:p>-139.123604331658</text:p>
          </table:table-cell>
          <table:table-cell office:value-type="float" office:value="-197.774614856778" calcext:value-type="float">
            <text:p>-197.774614856778</text:p>
          </table:table-cell>
          <table:table-cell table:number-columns-repeated="1001"/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 table:number-columns-repeated="2"/>
          <table:table-cell office:value-type="float" office:value="-1.29187905788422" calcext:value-type="float">
            <text:p>-1.29187905788422</text:p>
          </table:table-cell>
          <table:table-cell office:value-type="float" office:value="-1.39559328556061" calcext:value-type="float">
            <text:p>-1.39559328556061</text:p>
          </table:table-cell>
          <table:table-cell table:style-name="ce2" table:formula="of:=([.E13]-[.A13])/[.A13]%" office:value-type="float" office:value="102.305412453047" calcext:value-type="float">
            <text:p>102.305412453047</text:p>
          </table:table-cell>
          <table:table-cell table:style-name="ce2" table:formula="of:=([.F13]-[.B13])/[.B13]%" office:value-type="float" office:value="88.9969447841371" calcext:value-type="float">
            <text:p>88.9969447841371</text:p>
          </table:table-cell>
          <table:table-cell office:value-type="float" office:value="-3.25230741500854" calcext:value-type="float">
            <text:p>-3.25230741500854</text:p>
          </table:table-cell>
          <table:table-cell office:value-type="float" office:value="-3.42328691482544" calcext:value-type="float">
            <text:p>-3.42328691482544</text:p>
          </table:table-cell>
          <table:table-cell table:style-name="ce2" table:formula="of:=([.I13]-[.E13])/[.E13]%" office:value-type="float" office:value="151.750146049664" calcext:value-type="float">
            <text:p>151.750146049664</text:p>
          </table:table-cell>
          <table:table-cell table:style-name="ce2" table:formula="of:=([.J13]-[.F13])/[.F13]%" office:value-type="float" office:value="145.292589914568" calcext:value-type="float">
            <text:p>145.292589914568</text:p>
          </table:table-cell>
          <table:table-cell office:value-type="float" office:value="1.80988109111786" calcext:value-type="float">
            <text:p>1.80988109111786</text:p>
          </table:table-cell>
          <table:table-cell office:value-type="float" office:value="-2.15883469581604" calcext:value-type="float">
            <text:p>-2.15883469581604</text:p>
          </table:table-cell>
          <table:table-cell table:style-name="ce3" table:formula="of:=([.M13]-[.I13])/[.I13]%" office:value-type="float" office:value="-155.649139523704" calcext:value-type="float">
            <text:p>-155.649139523704</text:p>
          </table:table-cell>
          <table:table-cell table:style-name="ce3" table:formula="of:=([.N13]-[.J13])/[.J13]%" office:value-type="float" office:value="-36.936787668406" calcext:value-type="float">
            <text:p>-36.936787668406</text:p>
          </table:table-cell>
          <table:table-cell table:formula="of:=([.O13] +[.O38]+[.O63]+[.O88]+[.O113])" office:value-type="float" office:value="-564.452860537561" calcext:value-type="float">
            <text:p>-564.452860537561</text:p>
          </table:table-cell>
          <table:table-cell/>
          <table:table-cell office:value-type="float" office:value="46.5621746490133" calcext:value-type="float">
            <text:p>46.5621746490133</text:p>
          </table:table-cell>
          <table:table-cell office:value-type="float" office:value="-147.747000056284" calcext:value-type="float">
            <text:p>-147.747000056284</text:p>
          </table:table-cell>
          <table:table-cell office:value-type="float" office:value="22.9155643932794" calcext:value-type="float">
            <text:p>22.9155643932794</text:p>
          </table:table-cell>
          <table:table-cell office:value-type="float" office:value="8.18415248638908" calcext:value-type="float">
            <text:p>8.18415248638908</text:p>
          </table:table-cell>
          <table:table-cell office:value-type="float" office:value="143.692056359757" calcext:value-type="float">
            <text:p>143.692056359757</text:p>
          </table:table-cell>
          <table:table-cell table:number-columns-repeated="1001"/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 table:number-columns-repeated="2"/>
          <table:table-cell office:value-type="float" office:value="0.469097375869751" calcext:value-type="float">
            <text:p>0.469097375869751</text:p>
          </table:table-cell>
          <table:table-cell office:value-type="float" office:value="0.618347764015198" calcext:value-type="float">
            <text:p>0.618347764015198</text:p>
          </table:table-cell>
          <table:table-cell table:style-name="ce2" table:formula="of:=([.E14]-[.A14])/[.A14]%" office:value-type="float" office:value="53.5728680286522" calcext:value-type="float">
            <text:p>53.5728680286522</text:p>
          </table:table-cell>
          <table:table-cell table:style-name="ce2" table:formula="of:=([.F14]-[.B14])/[.B14]%" office:value-type="float" office:value="71.0215152719833" calcext:value-type="float">
            <text:p>71.0215152719833</text:p>
          </table:table-cell>
          <table:table-cell office:value-type="float" office:value="0.97575855255127" calcext:value-type="float">
            <text:p>0.97575855255127</text:p>
          </table:table-cell>
          <table:table-cell office:value-type="float" office:value="1.25510454177856" calcext:value-type="float">
            <text:p>1.25510454177856</text:p>
          </table:table-cell>
          <table:table-cell table:style-name="ce2" table:formula="of:=([.I14]-[.E14])/[.E14]%" office:value-type="float" office:value="108.007676602778" calcext:value-type="float">
            <text:p>108.007676602778</text:p>
          </table:table-cell>
          <table:table-cell table:style-name="ce2" table:formula="of:=([.J14]-[.F14])/[.F14]%" office:value-type="float" office:value="102.977129508584" calcext:value-type="float">
            <text:p>102.977129508584</text:p>
          </table:table-cell>
          <table:table-cell office:value-type="float" office:value="-0.454622775316238" calcext:value-type="float">
            <text:p>-0.454622775316238</text:p>
          </table:table-cell>
          <table:table-cell office:value-type="float" office:value="-1.03028416633606" calcext:value-type="float">
            <text:p>-1.03028416633606</text:p>
          </table:table-cell>
          <table:table-cell table:style-name="ce3" table:formula="of:=([.M14]-[.I14])/[.I14]%" office:value-type="float" office:value="-146.591728468847" calcext:value-type="float">
            <text:p>-146.591728468847</text:p>
          </table:table-cell>
          <table:table-cell table:style-name="ce3" table:formula="of:=([.N14]-[.J14])/[.J14]%" office:value-type="float" office:value="-182.087517974884" calcext:value-type="float">
            <text:p>-182.087517974884</text:p>
          </table:table-cell>
          <table:table-cell table:formula="of:=([.O14] +[.O39]+[.O64]+[.O89]+[.O114])" office:value-type="float" office:value="-86.4609172016887" calcext:value-type="float">
            <text:p>-86.460917201688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 table:number-columns-repeated="2"/>
          <table:table-cell office:value-type="float" office:value="-0.703705847263336" calcext:value-type="float">
            <text:p>-0.703705847263336</text:p>
          </table:table-cell>
          <table:table-cell office:value-type="float" office:value="0.461533665657043" calcext:value-type="float">
            <text:p>0.461533665657043</text:p>
          </table:table-cell>
          <table:table-cell table:style-name="ce2" table:formula="of:=([.E15]-[.A15])/[.A15]%" office:value-type="float" office:value="53.0805413133893" calcext:value-type="float">
            <text:p>53.0805413133893</text:p>
          </table:table-cell>
          <table:table-cell table:style-name="ce2" table:formula="of:=([.F15]-[.B15])/[.B15]%" office:value-type="float" office:value="11.1847564489169" calcext:value-type="float">
            <text:p>11.1847564489169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2" table:formula="of:=([.I15]-[.E15])/[.E15]%" office:value-type="float" office:value="-100.003639630554" calcext:value-type="float">
            <text:p>-100.003639630554</text:p>
          </table:table-cell>
          <table:table-cell table:style-name="ce2" table:formula="of:=([.J15]-[.F15])/[.F15]%" office:value-type="float" office:value="-107.584375100894" calcext:value-type="float">
            <text:p>-107.584375100894</text:p>
          </table:table-cell>
          <table:table-cell office:value-type="float" office:value="0.218950256705284" calcext:value-type="float">
            <text:p>0.218950256705284</text:p>
          </table:table-cell>
          <table:table-cell office:value-type="float" office:value="-0.716177821159363" calcext:value-type="float">
            <text:p>-0.716177821159363</text:p>
          </table:table-cell>
          <table:table-cell table:style-name="ce3" table:formula="of:=([.M15]-[.I15])/[.I15]%" office:value-type="float" office:value="854763.937612473" calcext:value-type="float">
            <text:p>854763.937612473</text:p>
          </table:table-cell>
          <table:table-cell table:style-name="ce3" table:formula="of:=([.N15]-[.J15])/[.J15]%" office:value-type="float" office:value="1945.96254281145" calcext:value-type="float">
            <text:p>1945.96254281145</text:p>
          </table:table-cell>
          <table:table-cell table:formula="of:=([.O15] +[.O40]+[.O65]+[.O90]+[.O115])" office:value-type="float" office:value="875557.259044148" calcext:value-type="float">
            <text:p>875557.25904414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number-columns-repeated="2"/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E16]-[.A16])/[.A16]%" office:value-type="float" office:value="0" calcext:value-type="float">
            <text:p>0</text:p>
          </table:table-cell>
          <table:table-cell table:style-name="ce2" table:formula="of:=([.F16]-[.B16])/[.B16]%" office:value-type="float" office:value="-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I16]-[.E16])/[.E16]%" office:value-type="float" office:value="0" calcext:value-type="float">
            <text:p>0</text:p>
          </table:table-cell>
          <table:table-cell table:style-name="ce2" table:formula="of:=([.J16]-[.F16])/[.F16]%" office:value-type="float" office:value="-0" calcext:value-type="float">
            <text:p>0</text:p>
          </table:table-cell>
          <table:table-cell office:value-type="float" office:value="-3.35162997245789" calcext:value-type="float">
            <text:p>-3.35162997245789</text:p>
          </table:table-cell>
          <table:table-cell office:value-type="float" office:value="3.04540181159973" calcext:value-type="float">
            <text:p>3.04540181159973</text:p>
          </table:table-cell>
          <table:table-cell table:style-name="ce3" table:formula="of:=([.M16]-[.I16])/[.I16]%" office:value-type="float" office:value="-12730.5679244314" calcext:value-type="float">
            <text:p>-12730.5679244314</text:p>
          </table:table-cell>
          <table:table-cell table:style-name="ce3" table:formula="of:=([.N16]-[.J16])/[.J16]%" office:value-type="float" office:value="-4073.12149153711" calcext:value-type="float">
            <text:p>-4073.12149153711</text:p>
          </table:table-cell>
          <table:table-cell table:formula="of:=([.O16] +[.O41]+[.O66]+[.O91]+[.O116])" office:value-type="float" office:value="186696.260493664" calcext:value-type="float">
            <text:p>186696.260493664</text:p>
          </table:table-cell>
          <table:table-cell/>
          <table:table-cell office:value-type="float" office:value="28.4516734872971" calcext:value-type="float">
            <text:p>28.4516734872971</text:p>
          </table:table-cell>
          <table:table-cell office:value-type="float" office:value="70.3385354933077" calcext:value-type="float">
            <text:p>70.3385354933077</text:p>
          </table:table-cell>
          <table:table-cell office:value-type="float" office:value="32.002786861393" calcext:value-type="float">
            <text:p>32.002786861393</text:p>
          </table:table-cell>
          <table:table-cell office:value-type="float" office:value="-79.9295505128867" calcext:value-type="float">
            <text:p>-79.9295505128867</text:p>
          </table:table-cell>
          <table:table-cell office:value-type="float" office:value="28.2472797465096" calcext:value-type="float">
            <text:p>28.2472797465096</text:p>
          </table:table-cell>
          <table:table-cell table:number-columns-repeated="1001"/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 table:number-columns-repeated="2"/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E17]-[.A17])/[.A17]%" office:value-type="float" office:value="-100.135780665108" calcext:value-type="float">
            <text:p>-100.135780665108</text:p>
          </table:table-cell>
          <table:table-cell table:style-name="ce2" table:formula="of:=([.F17]-[.B17])/[.B17]%" office:value-type="float" office:value="-130.886237772859" calcext:value-type="float">
            <text:p>-130.886237772859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I17]-[.E17])/[.E17]%" office:value-type="float" office:value="0" calcext:value-type="float">
            <text:p>0</text:p>
          </table:table-cell>
          <table:table-cell table:style-name="ce2" table:formula="of:=([.J17]-[.F17])/[.F17]%" office:value-type="float" office:value="-0" calcext:value-type="float">
            <text:p>0</text:p>
          </table:table-cell>
          <table:table-cell office:value-type="float" office:value="0.0291909836232662" calcext:value-type="float">
            <text:p>0.029190983623266</text:p>
          </table:table-cell>
          <table:table-cell office:value-type="float" office:value="-1.06500661373138" calcext:value-type="float">
            <text:p>-1.06500661373138</text:p>
          </table:table-cell>
          <table:table-cell table:style-name="ce3" table:formula="of:=([.M17]-[.I17])/[.I17]%" office:value-type="float" office:value="4842.39472198657" calcext:value-type="float">
            <text:p>4842.39472198657</text:p>
          </table:table-cell>
          <table:table-cell table:style-name="ce3" table:formula="of:=([.N17]-[.J17])/[.J17]%" office:value-type="float" office:value="800.096329977712" calcext:value-type="float">
            <text:p>800.096329977712</text:p>
          </table:table-cell>
          <table:table-cell table:formula="of:=([.O17] +[.O42]+[.O67]+[.O92]+[.O117])" office:value-type="float" office:value="-26185.0959324526" calcext:value-type="float">
            <text:p>-26185.09593245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 table:number-columns-repeated="2"/>
          <table:table-cell office:value-type="float" office:value="0.68136990070343" calcext:value-type="float">
            <text:p>0.68136990070343</text:p>
          </table:table-cell>
          <table:table-cell office:value-type="float" office:value="-1.4889851808548" calcext:value-type="float">
            <text:p>-1.4889851808548</text:p>
          </table:table-cell>
          <table:table-cell table:style-name="ce2" table:formula="of:=([.E18]-[.A18])/[.A18]%" office:value-type="float" office:value="23.4615088442756" calcext:value-type="float">
            <text:p>23.4615088442756</text:p>
          </table:table-cell>
          <table:table-cell table:style-name="ce2" table:formula="of:=([.F18]-[.B18])/[.B18]%" office:value-type="float" office:value="116.510904533793" calcext:value-type="float">
            <text:p>116.510904533793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2" table:formula="of:=([.I18]-[.E18])/[.E18]%" office:value-type="float" office:value="-3.39009175531797" calcext:value-type="float">
            <text:p>-3.39009175531797</text:p>
          </table:table-cell>
          <table:table-cell table:style-name="ce2" table:formula="of:=([.J18]-[.F18])/[.F18]%" office:value-type="float" office:value="1.55114525720423" calcext:value-type="float">
            <text:p>1.55114525720423</text:p>
          </table:table-cell>
          <table:table-cell office:value-type="float" office:value="0.00116312643513083" calcext:value-type="float">
            <text:p>0.001163126435131</text:p>
          </table:table-cell>
          <table:table-cell office:value-type="float" office:value="-0.0605733171105385" calcext:value-type="float">
            <text:p>-0.060573317110539</text:p>
          </table:table-cell>
          <table:table-cell table:style-name="ce3" table:formula="of:=([.M18]-[.I18])/[.I18]%" office:value-type="float" office:value="-99.8233057927316" calcext:value-type="float">
            <text:p>-99.8233057927316</text:p>
          </table:table-cell>
          <table:table-cell table:style-name="ce3" table:formula="of:=([.N18]-[.J18])/[.J18]%" office:value-type="float" office:value="-95.9940441731756" calcext:value-type="float">
            <text:p>-95.9940441731756</text:p>
          </table:table-cell>
          <table:table-cell table:formula="of:=([.O18] +[.O43]+[.O68]+[.O93]+[.O118])" office:value-type="float" office:value="-812.263023515215" calcext:value-type="float">
            <text:p>-812.2630235152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 table:number-columns-repeated="2"/>
          <table:table-cell office:value-type="float" office:value="-0.820055663585663" calcext:value-type="float">
            <text:p>-0.820055663585663</text:p>
          </table:table-cell>
          <table:table-cell office:value-type="float" office:value="0.951294779777527" calcext:value-type="float">
            <text:p>0.951294779777527</text:p>
          </table:table-cell>
          <table:table-cell table:style-name="ce2" table:formula="of:=([.E19]-[.A19])/[.A19]%" office:value-type="float" office:value="57.1852202889307" calcext:value-type="float">
            <text:p>57.1852202889307</text:p>
          </table:table-cell>
          <table:table-cell table:style-name="ce2" table:formula="of:=([.F19]-[.B19])/[.B19]%" office:value-type="float" office:value="49.0401246552063" calcext:value-type="float">
            <text:p>49.0401246552063</text:p>
          </table:table-cell>
          <table:table-cell office:value-type="float" office:value="-0.945677816867828" calcext:value-type="float">
            <text:p>-0.945677816867828</text:p>
          </table:table-cell>
          <table:table-cell office:value-type="float" office:value="1.1224946975708" calcext:value-type="float">
            <text:p>1.1224946975708</text:p>
          </table:table-cell>
          <table:table-cell table:style-name="ce2" table:formula="of:=([.I19]-[.E19])/[.E19]%" office:value-type="float" office:value="15.3187349176868" calcext:value-type="float">
            <text:p>15.3187349176868</text:p>
          </table:table-cell>
          <table:table-cell table:style-name="ce2" table:formula="of:=([.J19]-[.F19])/[.F19]%" office:value-type="float" office:value="17.996516057127" calcext:value-type="float">
            <text:p>17.996516057127</text:p>
          </table:table-cell>
          <table:table-cell office:value-type="float" office:value="-1.58045554161072" calcext:value-type="float">
            <text:p>-1.58045554161072</text:p>
          </table:table-cell>
          <table:table-cell office:value-type="float" office:value="-3.72710967063904" calcext:value-type="float">
            <text:p>-3.72710967063904</text:p>
          </table:table-cell>
          <table:table-cell table:style-name="ce3" table:formula="of:=([.M19]-[.I19])/[.I19]%" office:value-type="float" office:value="67.1241001343707" calcext:value-type="float">
            <text:p>67.1241001343707</text:p>
          </table:table-cell>
          <table:table-cell table:style-name="ce3" table:formula="of:=([.N19]-[.J19])/[.J19]%" office:value-type="float" office:value="-432.038064741411" calcext:value-type="float">
            <text:p>-432.038064741411</text:p>
          </table:table-cell>
          <table:table-cell table:formula="of:=([.O19] +[.O44]+[.O69]+[.O94]+[.O119])" office:value-type="float" office:value="-4460.45187304773" calcext:value-type="float">
            <text:p>-4460.4518730477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number-columns-repeated="2"/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E20]-[.A20])/[.A20]%" office:value-type="float" office:value="-0" calcext:value-type="float">
            <text:p>0</text:p>
          </table:table-cell>
          <table:table-cell table:style-name="ce2" table:formula="of:=([.F20]-[.B20])/[.B20]%" office:value-type="float" office:value="-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I20]-[.E20])/[.E20]%" office:value-type="float" office:value="-0" calcext:value-type="float">
            <text:p>0</text:p>
          </table:table-cell>
          <table:table-cell table:style-name="ce2" table:formula="of:=([.J20]-[.F20])/[.F20]%" office:value-type="float" office:value="-0" calcext:value-type="float">
            <text:p>0</text:p>
          </table:table-cell>
          <table:table-cell office:value-type="float" office:value="-5.41987991333008" calcext:value-type="float">
            <text:p>-5.41987991333008</text:p>
          </table:table-cell>
          <table:table-cell office:value-type="float" office:value="-5.0214729309082" calcext:value-type="float">
            <text:p>-5.0214729309082</text:p>
          </table:table-cell>
          <table:table-cell table:style-name="ce3" table:formula="of:=([.M20]-[.I20])/[.I20]%" office:value-type="float" office:value="7100.67595551174" calcext:value-type="float">
            <text:p>7100.67595551174</text:p>
          </table:table-cell>
          <table:table-cell table:style-name="ce3" table:formula="of:=([.N20]-[.J20])/[.J20]%" office:value-type="float" office:value="5136.73388262896" calcext:value-type="float">
            <text:p>5136.73388262896</text:p>
          </table:table-cell>
          <table:table-cell table:formula="of:=([.O20] +[.O45]+[.O70]+[.O95]+[.O120])" office:value-type="float" office:value="-351844.759340552" calcext:value-type="float">
            <text:p>-351844.759340552</text:p>
          </table:table-cell>
          <table:table-cell/>
          <table:table-cell office:value-type="float" office:value="97.9385249352425" calcext:value-type="float">
            <text:p>97.9385249352425</text:p>
          </table:table-cell>
          <table:table-cell office:value-type="float" office:value="-4608.85594277105" calcext:value-type="float">
            <text:p>-4608.85594277105</text:p>
          </table:table-cell>
          <table:table-cell office:value-type="float" office:value="80.3542379527255" calcext:value-type="float">
            <text:p>80.3542379527255</text:p>
          </table:table-cell>
          <table:table-cell office:value-type="float" office:value="371.82349308792" calcext:value-type="float">
            <text:p>371.82349308792</text:p>
          </table:table-cell>
          <table:table-cell office:value-type="float" office:value="98.4983217339385" calcext:value-type="float">
            <text:p>98.4983217339385</text:p>
          </table:table-cell>
          <table:table-cell table:number-columns-repeated="1001"/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 table:number-columns-repeated="2"/>
          <table:table-cell office:value-type="float" office:value="0.451779782772064" calcext:value-type="float">
            <text:p>0.451779782772064</text:p>
          </table:table-cell>
          <table:table-cell office:value-type="float" office:value="0.0237412489950657" calcext:value-type="float">
            <text:p>0.023741248995066</text:p>
          </table:table-cell>
          <table:table-cell table:style-name="ce2" table:formula="of:=([.E21]-[.A21])/[.A21]%" office:value-type="float" office:value="2.23888463733224" calcext:value-type="float">
            <text:p>2.23888463733224</text:p>
          </table:table-cell>
          <table:table-cell table:style-name="ce2" table:formula="of:=([.F21]-[.B21])/[.B21]%" office:value-type="float" office:value="-37.8816619505218" calcext:value-type="float">
            <text:p>-37.8816619505218</text:p>
          </table:table-cell>
          <table:table-cell office:value-type="float" office:value="0.67143726348877" calcext:value-type="float">
            <text:p>0.67143726348877</text:p>
          </table:table-cell>
          <table:table-cell office:value-type="float" office:value="0.0653465762734413" calcext:value-type="float">
            <text:p>0.065346576273441</text:p>
          </table:table-cell>
          <table:table-cell table:style-name="ce2" table:formula="of:=([.I21]-[.E21])/[.E21]%" office:value-type="float" office:value="48.6204759692686" calcext:value-type="float">
            <text:p>48.6204759692686</text:p>
          </table:table-cell>
          <table:table-cell table:style-name="ce2" table:formula="of:=([.J21]-[.F21])/[.F21]%" office:value-type="float" office:value="175.244896707089" calcext:value-type="float">
            <text:p>175.244896707089</text:p>
          </table:table-cell>
          <table:table-cell office:value-type="float" office:value="3.33448505401611" calcext:value-type="float">
            <text:p>3.33448505401611</text:p>
          </table:table-cell>
          <table:table-cell office:value-type="float" office:value="-5.40870475769043" calcext:value-type="float">
            <text:p>-5.40870475769043</text:p>
          </table:table-cell>
          <table:table-cell table:style-name="ce3" table:formula="of:=([.M21]-[.I21])/[.I21]%" office:value-type="float" office:value="396.619004535169" calcext:value-type="float">
            <text:p>396.619004535169</text:p>
          </table:table-cell>
          <table:table-cell table:style-name="ce3" table:formula="of:=([.N21]-[.J21])/[.J21]%" office:value-type="float" office:value="-8376.95200902006" calcext:value-type="float">
            <text:p>-8376.95200902006</text:p>
          </table:table-cell>
          <table:table-cell table:formula="of:=([.O21] +[.O46]+[.O71]+[.O96]+[.O121])" office:value-type="float" office:value="-2453.03175722329" calcext:value-type="float">
            <text:p>-2453.03175722329</text:p>
          </table:table-cell>
          <table:table-cell/>
          <table:table-cell office:value-type="float" office:value="33.5695577963623" calcext:value-type="float">
            <text:p>33.5695577963623</text:p>
          </table:table-cell>
          <table:table-cell office:value-type="float" office:value="70.0961932670652" calcext:value-type="float">
            <text:p>70.0961932670652</text:p>
          </table:table-cell>
          <table:table-cell office:value-type="float" office:value="62.3851071153274" calcext:value-type="float">
            <text:p>62.3851071153274</text:p>
          </table:table-cell>
          <table:table-cell office:value-type="float" office:value="-50.0813889757105" calcext:value-type="float">
            <text:p>-50.0813889757105</text:p>
          </table:table-cell>
          <table:table-cell office:value-type="float" office:value="50.0376839888464" calcext:value-type="float">
            <text:p>50.0376839888464</text:p>
          </table:table-cell>
          <table:table-cell table:number-columns-repeated="1001"/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number-columns-repeated="2"/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E22]-[.A22])/[.A22]%" office:value-type="float" office:value="0" calcext:value-type="float">
            <text:p>0</text:p>
          </table:table-cell>
          <table:table-cell table:style-name="ce2" table:formula="of:=([.F22]-[.B22])/[.B22]%" office:value-type="float" office:value="-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I22]-[.E22])/[.E22]%" office:value-type="float" office:value="0" calcext:value-type="float">
            <text:p>0</text:p>
          </table:table-cell>
          <table:table-cell table:style-name="ce2" table:formula="of:=([.J22]-[.F22])/[.F22]%" office:value-type="float" office:value="-0" calcext:value-type="float">
            <text:p>0</text:p>
          </table:table-cell>
          <table:table-cell office:value-type="float" office:value="0.00820020586252213" calcext:value-type="float">
            <text:p>0.008200205862522</text:p>
          </table:table-cell>
          <table:table-cell office:value-type="float" office:value="-1.38782179355621" calcext:value-type="float">
            <text:p>-1.38782179355621</text:p>
          </table:table-cell>
          <table:table-cell table:style-name="ce3" table:formula="of:=([.M22]-[.I22])/[.I22]%" office:value-type="float" office:value="27.2055835841897" calcext:value-type="float">
            <text:p>27.2055835841897</text:p>
          </table:table-cell>
          <table:table-cell table:style-name="ce3" table:formula="of:=([.N22]-[.J22])/[.J22]%" office:value-type="float" office:value="1565.48646533925" calcext:value-type="float">
            <text:p>1565.48646533925</text:p>
          </table:table-cell>
          <table:table-cell table:formula="of:=([.O22] +[.O47]+[.O72]+[.O97]+[.O122])" office:value-type="float" office:value="-2524.56274343709" calcext:value-type="float">
            <text:p>-2524.56274343709</text:p>
          </table:table-cell>
          <table:table-cell/>
          <table:table-cell office:value-type="float" office:value="-124.418443672068" calcext:value-type="float">
            <text:p>-124.418443672068</text:p>
          </table:table-cell>
          <table:table-cell office:value-type="float" office:value="6.51476433549927" calcext:value-type="float">
            <text:p>6.51476433549927</text:p>
          </table:table-cell>
          <table:table-cell office:value-type="float" office:value="26.3903043221383" calcext:value-type="float">
            <text:p>26.3903043221383</text:p>
          </table:table-cell>
          <table:table-cell office:value-type="float" office:value="0" calcext:value-type="float">
            <text:p>0</text:p>
          </table:table-cell>
          <table:table-cell office:value-type="float" office:value="-4.16760172956738" calcext:value-type="float">
            <text:p>-4.16760172956738</text:p>
          </table:table-cell>
          <table:table-cell table:number-columns-repeated="1001"/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 table:number-columns-repeated="2"/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E23]-[.A23])/[.A23]%" office:value-type="float" office:value="-99.9938549631538" calcext:value-type="float">
            <text:p>-99.9938549631538</text:p>
          </table:table-cell>
          <table:table-cell table:style-name="ce2" table:formula="of:=([.F23]-[.B23])/[.B23]%" office:value-type="float" office:value="-100.119665069175" calcext:value-type="float">
            <text:p>-100.119665069175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I23]-[.E23])/[.E23]%" office:value-type="float" office:value="0" calcext:value-type="float">
            <text:p>0</text:p>
          </table:table-cell>
          <table:table-cell table:style-name="ce2" table:formula="of:=([.J23]-[.F23])/[.F23]%" office:value-type="float" office:value="-0" calcext:value-type="float">
            <text:p>0</text:p>
          </table:table-cell>
          <table:table-cell office:value-type="float" office:value="-0.00203440175391734" calcext:value-type="float">
            <text:p>-0.002034401753917</text:p>
          </table:table-cell>
          <table:table-cell office:value-type="float" office:value="-0.011217619292438" calcext:value-type="float">
            <text:p>-0.011217619292438</text:p>
          </table:table-cell>
          <table:table-cell table:style-name="ce3" table:formula="of:=([.M23]-[.I23])/[.I23]%" office:value-type="float" office:value="-12144.6399334716" calcext:value-type="float">
            <text:p>-12144.6399334716</text:p>
          </table:table-cell>
          <table:table-cell table:style-name="ce3" table:formula="of:=([.N23]-[.J23])/[.J23]%" office:value-type="float" office:value="2784.63677594999" calcext:value-type="float">
            <text:p>2784.63677594999</text:p>
          </table:table-cell>
          <table:table-cell table:formula="of:=([.O23] +[.O48]+[.O73]+[.O98]+[.O123])" office:value-type="float" office:value="116116.776200138" calcext:value-type="float">
            <text:p>116116.77620013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 table:number-columns-repeated="2"/>
          <table:table-cell office:value-type="float" office:value="-1.88707327842712" calcext:value-type="float">
            <text:p>-1.88707327842712</text:p>
          </table:table-cell>
          <table:table-cell office:value-type="float" office:value="0.568664252758026" calcext:value-type="float">
            <text:p>0.568664252758026</text:p>
          </table:table-cell>
          <table:table-cell table:style-name="ce2" table:formula="of:=([.E24]-[.A24])/[.A24]%" office:value-type="float" office:value="30.8978922518712" calcext:value-type="float">
            <text:p>30.8978922518712</text:p>
          </table:table-cell>
          <table:table-cell table:style-name="ce2" table:formula="of:=([.F24]-[.B24])/[.B24]%" office:value-type="float" office:value="32.0499507577547" calcext:value-type="float">
            <text:p>32.0499507577547</text:p>
          </table:table-cell>
          <table:table-cell office:value-type="float" office:value="-3.10876822471619" calcext:value-type="float">
            <text:p>-3.10876822471619</text:p>
          </table:table-cell>
          <table:table-cell office:value-type="float" office:value="0.992014110088348" calcext:value-type="float">
            <text:p>0.992014110088348</text:p>
          </table:table-cell>
          <table:table-cell table:style-name="ce2" table:formula="of:=([.I24]-[.E24])/[.E24]%" office:value-type="float" office:value="64.7401963800448" calcext:value-type="float">
            <text:p>64.7401963800448</text:p>
          </table:table-cell>
          <table:table-cell table:style-name="ce2" table:formula="of:=([.J24]-[.F24])/[.F24]%" office:value-type="float" office:value="74.4463636103504" calcext:value-type="float">
            <text:p>74.4463636103504</text:p>
          </table:table-cell>
          <table:table-cell office:value-type="float" office:value="-0.26052975654602" calcext:value-type="float">
            <text:p>-0.26052975654602</text:p>
          </table:table-cell>
          <table:table-cell office:value-type="float" office:value="-0.838844358921051" calcext:value-type="float">
            <text:p>-0.838844358921051</text:p>
          </table:table-cell>
          <table:table-cell table:style-name="ce3" table:formula="of:=([.M24]-[.I24])/[.I24]%" office:value-type="float" office:value="-91.619518159164" calcext:value-type="float">
            <text:p>-91.619518159164</text:p>
          </table:table-cell>
          <table:table-cell table:style-name="ce3" table:formula="of:=([.N24]-[.J24])/[.J24]%" office:value-type="float" office:value="-184.559720511067" calcext:value-type="float">
            <text:p>-184.559720511067</text:p>
          </table:table-cell>
          <table:table-cell table:formula="of:=([.O24] +[.O49]+[.O74]+[.O99]+[.O124])" office:value-type="float" office:value="-784.880945305959" calcext:value-type="float">
            <text:p>-784.88094530595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 table:number-columns-repeated="2"/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E25]-[.A25])/[.A25]%" office:value-type="float" office:value="-30.6103642655933" calcext:value-type="float">
            <text:p>-30.6103642655933</text:p>
          </table:table-cell>
          <table:table-cell table:style-name="ce2" table:formula="of:=([.F25]-[.B25])/[.B25]%" office:value-type="float" office:value="51.1215372873392" calcext:value-type="float">
            <text:p>51.1215372873392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I25]-[.E25])/[.E25]%" office:value-type="float" office:value="0" calcext:value-type="float">
            <text:p>0</text:p>
          </table:table-cell>
          <table:table-cell table:style-name="ce2" table:formula="of:=([.J25]-[.F25])/[.F25]%" office:value-type="float" office:value="-0" calcext:value-type="float">
            <text:p>0</text:p>
          </table:table-cell>
          <table:table-cell office:value-type="float" office:value="0.0122427809983492" calcext:value-type="float">
            <text:p>0.012242780998349</text:p>
          </table:table-cell>
          <table:table-cell office:value-type="float" office:value="-0.0775784850120544" calcext:value-type="float">
            <text:p>-0.077578485012054</text:p>
          </table:table-cell>
          <table:table-cell table:style-name="ce3" table:formula="of:=([.M25]-[.I25])/[.I25]%" office:value-type="float" office:value="-97.2040231991454" calcext:value-type="float">
            <text:p>-97.2040231991454</text:p>
          </table:table-cell>
          <table:table-cell table:style-name="ce3" table:formula="of:=([.N25]-[.J25])/[.J25]%" office:value-type="float" office:value="-92.2180661740394" calcext:value-type="float">
            <text:p>-92.2180661740394</text:p>
          </table:table-cell>
          <table:table-cell table:formula="of:=([.O25] +[.O50]+[.O75]+[.O100]+[.O125])" office:value-type="float" office:value="40.1310363787811" calcext:value-type="float">
            <text:p>40.13103637878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0724061727523804" calcext:value-type="float">
            <text:p>0.07240617275238</text:p>
          </table:table-cell>
          <table:table-cell table:number-columns-repeated="3"/>
          <table:table-cell office:value-type="float" office:value="-0.0479966811835766" calcext:value-type="float">
            <text:p>-0.047996681183577</text:p>
          </table:table-cell>
          <table:table-cell/>
          <table:table-cell table:style-name="ce2" table:formula="of:=([.E26]-[.A26])/[.A26]%" office:value-type="float" office:value="-166.288106882432" calcext:value-type="float">
            <text:p>-166.28810688243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2" table:formula="of:=([.I26]-[.E26])/[.E26]%" office:value-type="float" office:value="-73.9866587353892" calcext:value-type="float">
            <text:p>-73.9866587353892</text:p>
          </table:table-cell>
          <table:table-cell table:style-name="ce2"/>
          <table:table-cell office:value-type="float" office:value="-0.176339671015739" calcext:value-type="float">
            <text:p>-0.176339671015739</text:p>
          </table:table-cell>
          <table:table-cell/>
          <table:table-cell table:style-name="ce3" table:formula="of:=([.M26]-[.I26])/[.I26]%" office:value-type="float" office:value="1312.3511225774" calcext:value-type="float">
            <text:p>1312.351122577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538972318172455" calcext:value-type="float">
            <text:p>-0.538972318172455</text:p>
          </table:table-cell>
          <table:table-cell table:number-columns-repeated="3"/>
          <table:table-cell office:value-type="float" office:value="-0.847055733203888" calcext:value-type="float">
            <text:p>-0.847055733203888</text:p>
          </table:table-cell>
          <table:table-cell/>
          <table:table-cell table:style-name="ce2" table:formula="of:=([.E27]-[.A27])/[.A27]%" office:value-type="float" office:value="57.1612687041295" calcext:value-type="float">
            <text:p>57.1612687041295</text:p>
          </table:table-cell>
          <table:table-cell table:style-name="ce2"/>
          <table:table-cell office:value-type="float" office:value="-2.82238841056824" calcext:value-type="float">
            <text:p>-2.82238841056824</text:p>
          </table:table-cell>
          <table:table-cell/>
          <table:table-cell table:style-name="ce2" table:formula="of:=([.I27]-[.E27])/[.E27]%" office:value-type="float" office:value="233.19984741652" calcext:value-type="float">
            <text:p>233.19984741652</text:p>
          </table:table-cell>
          <table:table-cell table:style-name="ce2"/>
          <table:table-cell office:value-type="float" office:value="-0.282487004995346" calcext:value-type="float">
            <text:p>-0.282487004995346</text:p>
          </table:table-cell>
          <table:table-cell/>
          <table:table-cell table:style-name="ce3" table:formula="of:=([.M27]-[.I27])/[.I27]%" office:value-type="float" office:value="-89.9912073073432" calcext:value-type="float">
            <text:p>-89.991207307343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877597332000732" calcext:value-type="float">
            <text:p>-0.877597332000732</text:p>
          </table:table-cell>
          <table:table-cell table:number-columns-repeated="3"/>
          <table:table-cell office:value-type="float" office:value="-1.34454250335693" calcext:value-type="float">
            <text:p>-1.34454250335693</text:p>
          </table:table-cell>
          <table:table-cell/>
          <table:table-cell table:style-name="ce2" table:formula="of:=([.E28]-[.A28])/[.A28]%" office:value-type="float" office:value="53.2072232138249" calcext:value-type="float">
            <text:p>53.2072232138249</text:p>
          </table:table-cell>
          <table:table-cell table:style-name="ce2"/>
          <table:table-cell office:value-type="float" office:value="0.273763716220856" calcext:value-type="float">
            <text:p>0.273763716220856</text:p>
          </table:table-cell>
          <table:table-cell/>
          <table:table-cell table:style-name="ce2" table:formula="of:=([.I28]-[.E28])/[.E28]%" office:value-type="float" office:value="-120.361105397364" calcext:value-type="float">
            <text:p>-120.361105397364</text:p>
          </table:table-cell>
          <table:table-cell table:style-name="ce2"/>
          <table:table-cell office:value-type="float" office:value="-0.225353077054024" calcext:value-type="float">
            <text:p>-0.225353077054024</text:p>
          </table:table-cell>
          <table:table-cell/>
          <table:table-cell table:style-name="ce3" table:formula="of:=([.M28]-[.I28])/[.I28]%" office:value-type="float" office:value="-182.31663427312" calcext:value-type="float">
            <text:p>-182.3166342731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14323246479034" calcext:value-type="float">
            <text:p>-1.14323246479034</text:p>
          </table:table-cell>
          <table:table-cell table:number-columns-repeated="3"/>
          <table:table-cell office:value-type="float" office:value="-2.1598105430603" calcext:value-type="float">
            <text:p>-2.1598105430603</text:p>
          </table:table-cell>
          <table:table-cell/>
          <table:table-cell table:style-name="ce2" table:formula="of:=([.E29]-[.A29])/[.A29]%" office:value-type="float" office:value="88.9213794725813" calcext:value-type="float">
            <text:p>88.9213794725813</text:p>
          </table:table-cell>
          <table:table-cell table:style-name="ce2"/>
          <table:table-cell office:value-type="float" office:value="-3.35489749908447" calcext:value-type="float">
            <text:p>-3.35489749908447</text:p>
          </table:table-cell>
          <table:table-cell/>
          <table:table-cell table:style-name="ce2" table:formula="of:=([.I29]-[.E29])/[.E29]%" office:value-type="float" office:value="55.3329531548086" calcext:value-type="float">
            <text:p>55.3329531548086</text:p>
          </table:table-cell>
          <table:table-cell table:style-name="ce2"/>
          <table:table-cell office:value-type="float" office:value="-0.884206175804138" calcext:value-type="float">
            <text:p>-0.884206175804138</text:p>
          </table:table-cell>
          <table:table-cell/>
          <table:table-cell table:style-name="ce3" table:formula="of:=([.M29]-[.I29])/[.I29]%" office:value-type="float" office:value="-73.6443162258927" calcext:value-type="float">
            <text:p>-73.644316225892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423610508441925" calcext:value-type="float">
            <text:p>0.042361050844193</text:p>
          </table:table-cell>
          <table:table-cell table:number-columns-repeated="3"/>
          <table:table-cell office:value-type="float" office:value="-0.0300234034657478" calcext:value-type="float">
            <text:p>-0.030023403465748</text:p>
          </table:table-cell>
          <table:table-cell/>
          <table:table-cell table:style-name="ce2" table:formula="of:=([.E30]-[.A30])/[.A30]%" office:value-type="float" office:value="-170.875020490347" calcext:value-type="float">
            <text:p>-170.875020490347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2" table:formula="of:=([.I30]-[.E30])/[.E30]%" office:value-type="float" office:value="-79.1055362928952" calcext:value-type="float">
            <text:p>-79.1055362928952</text:p>
          </table:table-cell>
          <table:table-cell table:style-name="ce2"/>
          <table:table-cell office:value-type="float" office:value="-6.54531621932983" calcext:value-type="float">
            <text:p>-6.54531621932983</text:p>
          </table:table-cell>
          <table:table-cell/>
          <table:table-cell table:style-name="ce3" table:formula="of:=([.M30]-[.I30])/[.I30]%" office:value-type="float" office:value="104237.273076356" calcext:value-type="float">
            <text:p>104237.27307635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69199013710022" calcext:value-type="float">
            <text:p>-0.769199013710022</text:p>
          </table:table-cell>
          <table:table-cell table:number-columns-repeated="3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E31]-[.A31])/[.A31]%" office:value-type="float" office:value="-61.3615339397435" calcext:value-type="float">
            <text:p>-61.3615339397435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I31]-[.E31])/[.E31]%" office:value-type="float" office:value="-0" calcext:value-type="float">
            <text:p>0</text:p>
          </table:table-cell>
          <table:table-cell table:style-name="ce2"/>
          <table:table-cell office:value-type="float" office:value="-0.257099658250809" calcext:value-type="float">
            <text:p>-0.257099658250809</text:p>
          </table:table-cell>
          <table:table-cell/>
          <table:table-cell table:style-name="ce3" table:formula="of:=([.M31]-[.I31])/[.I31]%" office:value-type="float" office:value="-13.4946626768018" calcext:value-type="float">
            <text:p>-13.494662676801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39412951469421" calcext:value-type="float">
            <text:p>-0.939412951469421</text:p>
          </table:table-cell>
          <table:table-cell table:number-columns-repeated="3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E32]-[.A32])/[.A32]%" office:value-type="float" office:value="-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I32]-[.E32])/[.E32]%" office:value-type="float" office:value="-0" calcext:value-type="float">
            <text:p>0</text:p>
          </table:table-cell>
          <table:table-cell table:style-name="ce2"/>
          <table:table-cell office:value-type="float" office:value="-1.79220259189606" calcext:value-type="float">
            <text:p>-1.79220259189606</text:p>
          </table:table-cell>
          <table:table-cell/>
          <table:table-cell table:style-name="ce3" table:formula="of:=([.M32]-[.I32])/[.I32]%" office:value-type="float" office:value="90.7789954452632" calcext:value-type="float">
            <text:p>90.778995445263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753443166613579" calcext:value-type="float">
            <text:p>0.075344316661358</text:p>
          </table:table-cell>
          <table:table-cell table:number-columns-repeated="3"/>
          <table:table-cell office:value-type="float" office:value="-0.0212294217199087" calcext:value-type="float">
            <text:p>-0.021229421719909</text:p>
          </table:table-cell>
          <table:table-cell/>
          <table:table-cell table:style-name="ce2" table:formula="of:=([.E33]-[.A33])/[.A33]%" office:value-type="float" office:value="-128.176540262919" calcext:value-type="float">
            <text:p>-128.176540262919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2" table:formula="of:=([.I33]-[.E33])/[.E33]%" office:value-type="float" office:value="-91.6884862231134" calcext:value-type="float">
            <text:p>-91.6884862231134</text:p>
          </table:table-cell>
          <table:table-cell table:style-name="ce2"/>
          <table:table-cell office:value-type="float" office:value="0.0357993058860302" calcext:value-type="float">
            <text:p>0.03579930588603</text:p>
          </table:table-cell>
          <table:table-cell/>
          <table:table-cell table:style-name="ce3" table:formula="of:=([.M33]-[.I33])/[.I33]%" office:value-type="float" office:value="-2128.87977440126" calcext:value-type="float">
            <text:p>-2128.8797744012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252286732196808" calcext:value-type="float">
            <text:p>0.252286732196808</text:p>
          </table:table-cell>
          <table:table-cell table:number-columns-repeated="3"/>
          <table:table-cell office:value-type="float" office:value="0.384311884641647" calcext:value-type="float">
            <text:p>0.384311884641647</text:p>
          </table:table-cell>
          <table:table-cell/>
          <table:table-cell table:style-name="ce2" table:formula="of:=([.E34]-[.A34])/[.A34]%" office:value-type="float" office:value="52.3313894849797" calcext:value-type="float">
            <text:p>52.3313894849797</text:p>
          </table:table-cell>
          <table:table-cell table:style-name="ce2"/>
          <table:table-cell office:value-type="float" office:value="0.530116677284241" calcext:value-type="float">
            <text:p>0.530116677284241</text:p>
          </table:table-cell>
          <table:table-cell/>
          <table:table-cell table:style-name="ce2" table:formula="of:=([.I34]-[.E34])/[.E34]%" office:value-type="float" office:value="37.9391838944949" calcext:value-type="float">
            <text:p>37.9391838944949</text:p>
          </table:table-cell>
          <table:table-cell table:style-name="ce2"/>
          <table:table-cell office:value-type="float" office:value="-0.740016996860504" calcext:value-type="float">
            <text:p>-0.740016996860504</text:p>
          </table:table-cell>
          <table:table-cell/>
          <table:table-cell table:style-name="ce3" table:formula="of:=([.M34]-[.I34])/[.I34]%" office:value-type="float" office:value="-239.5951171828" calcext:value-type="float">
            <text:p>-239.595117182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87262487411499" calcext:value-type="float">
            <text:p>-0.487262487411499</text:p>
          </table:table-cell>
          <table:table-cell table:number-columns-repeated="3"/>
          <table:table-cell office:value-type="float" office:value="-1.48331606388092" calcext:value-type="float">
            <text:p>-1.48331606388092</text:p>
          </table:table-cell>
          <table:table-cell/>
          <table:table-cell table:style-name="ce2" table:formula="of:=([.E35]-[.A35])/[.A35]%" office:value-type="float" office:value="204.418276022189" calcext:value-type="float">
            <text:p>204.418276022189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2" table:formula="of:=([.I35]-[.E35])/[.E35]%" office:value-type="float" office:value="-122.370104630274" calcext:value-type="float">
            <text:p>-122.370104630274</text:p>
          </table:table-cell>
          <table:table-cell table:style-name="ce2"/>
          <table:table-cell office:value-type="float" office:value="-0.175543278455734" calcext:value-type="float">
            <text:p>-0.175543278455734</text:p>
          </table:table-cell>
          <table:table-cell/>
          <table:table-cell table:style-name="ce3" table:formula="of:=([.M35]-[.I35])/[.I35]%" office:value-type="float" office:value="-152.903266657745" calcext:value-type="float">
            <text:p>-152.90326665774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4176867008209" calcext:value-type="float">
            <text:p>-1.04176867008209</text:p>
          </table:table-cell>
          <table:table-cell table:number-columns-repeated="3"/>
          <table:table-cell office:value-type="float" office:value="-2.09950685501099" calcext:value-type="float">
            <text:p>-2.09950685501099</text:p>
          </table:table-cell>
          <table:table-cell/>
          <table:table-cell table:style-name="ce2" table:formula="of:=([.E36]-[.A36])/[.A36]%" office:value-type="float" office:value="101.532923316416" calcext:value-type="float">
            <text:p>101.532923316416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2" table:formula="of:=([.I36]-[.E36])/[.E36]%" office:value-type="float" office:value="19.0403782888198" calcext:value-type="float">
            <text:p>19.0403782888198</text:p>
          </table:table-cell>
          <table:table-cell table:style-name="ce2"/>
          <table:table-cell office:value-type="float" office:value="0.0277460068464279" calcext:value-type="float">
            <text:p>0.027746006846428</text:p>
          </table:table-cell>
          <table:table-cell/>
          <table:table-cell table:style-name="ce3" table:formula="of:=([.M36]-[.I36])/[.I36]%" office:value-type="float" office:value="-101.110168483" calcext:value-type="float">
            <text:p>-101.1101684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88621491193771" calcext:value-type="float">
            <text:p>-0.188621491193771</text:p>
          </table:table-cell>
          <table:table-cell table:number-columns-repeated="3"/>
          <table:table-cell office:value-type="float" office:value="-0.0011630046647042" calcext:value-type="float">
            <text:p>-0.001163004664704</text:p>
          </table:table-cell>
          <table:table-cell/>
          <table:table-cell table:style-name="ce2" table:formula="of:=([.E37]-[.A37])/[.A37]%" office:value-type="float" office:value="-99.383418794251" calcext:value-type="float">
            <text:p>-99.383418794251</text:p>
          </table:table-cell>
          <table:table-cell table:style-name="ce2"/>
          <table:table-cell office:value-type="float" office:value="0.128729462623596" calcext:value-type="float">
            <text:p>0.128729462623596</text:p>
          </table:table-cell>
          <table:table-cell/>
          <table:table-cell table:style-name="ce2" table:formula="of:=([.I37]-[.E37])/[.E37]%" office:value-type="float" office:value="-11168.6970164765" calcext:value-type="float">
            <text:p>-11168.6970164765</text:p>
          </table:table-cell>
          <table:table-cell table:style-name="ce2"/>
          <table:table-cell office:value-type="float" office:value="2.99167156219482" calcext:value-type="float">
            <text:p>2.99167156219482</text:p>
          </table:table-cell>
          <table:table-cell/>
          <table:table-cell table:style-name="ce3" table:formula="of:=([.M37]-[.I37])/[.I37]%" office:value-type="float" office:value="2223.99910729251" calcext:value-type="float">
            <text:p>2223.9991072925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942418351769447" calcext:value-type="float">
            <text:p>-0.094241835176945</text:p>
          </table:table-cell>
          <table:table-cell table:number-columns-repeated="3"/>
          <table:table-cell office:value-type="float" office:value="0.0802273228764534" calcext:value-type="float">
            <text:p>0.080227322876453</text:p>
          </table:table-cell>
          <table:table-cell/>
          <table:table-cell table:style-name="ce2" table:formula="of:=([.E38]-[.A38])/[.A38]%" office:value-type="float" office:value="-185.129202679279" calcext:value-type="float">
            <text:p>-185.129202679279</text:p>
          </table:table-cell>
          <table:table-cell table:style-name="ce2"/>
          <table:table-cell office:value-type="float" office:value="0.41113218665123" calcext:value-type="float">
            <text:p>0.41113218665123</text:p>
          </table:table-cell>
          <table:table-cell/>
          <table:table-cell table:style-name="ce2" table:formula="of:=([.I38]-[.E38])/[.E38]%" office:value-type="float" office:value="412.459062462243" calcext:value-type="float">
            <text:p>412.459062462243</text:p>
          </table:table-cell>
          <table:table-cell table:style-name="ce2"/>
          <table:table-cell office:value-type="float" office:value="0.217679589986801" calcext:value-type="float">
            <text:p>0.217679589986801</text:p>
          </table:table-cell>
          <table:table-cell/>
          <table:table-cell table:style-name="ce3" table:formula="of:=([.M38]-[.I38])/[.I38]%" office:value-type="float" office:value="-47.0536248305312" calcext:value-type="float">
            <text:p>-47.053624830531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465783216059208" calcext:value-type="float">
            <text:p>0.046578321605921</text:p>
          </table:table-cell>
          <table:table-cell table:number-columns-repeated="3"/>
          <table:table-cell office:value-type="float" office:value="-0.0216782409697771" calcext:value-type="float">
            <text:p>-0.021678240969777</text:p>
          </table:table-cell>
          <table:table-cell/>
          <table:table-cell table:style-name="ce2" table:formula="of:=([.E39]-[.A39])/[.A39]%" office:value-type="float" office:value="-146.541481578464" calcext:value-type="float">
            <text:p>-146.541481578464</text:p>
          </table:table-cell>
          <table:table-cell table:style-name="ce2"/>
          <table:table-cell office:value-type="float" office:value="-0.170884013175964" calcext:value-type="float">
            <text:p>-0.170884013175964</text:p>
          </table:table-cell>
          <table:table-cell/>
          <table:table-cell table:style-name="ce2" table:formula="of:=([.I39]-[.E39])/[.E39]%" office:value-type="float" office:value="688.274350369127" calcext:value-type="float">
            <text:p>688.274350369127</text:p>
          </table:table-cell>
          <table:table-cell table:style-name="ce2"/>
          <table:table-cell office:value-type="float" office:value="-0.703614830970764" calcext:value-type="float">
            <text:p>-0.703614830970764</text:p>
          </table:table-cell>
          <table:table-cell/>
          <table:table-cell table:style-name="ce3" table:formula="of:=([.M39]-[.I39])/[.I39]%" office:value-type="float" office:value="311.749945412524" calcext:value-type="float">
            <text:p>311.74994541252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9833347797394" calcext:value-type="float">
            <text:p>-1.09833347797394</text:p>
          </table:table-cell>
          <table:table-cell table:number-columns-repeated="3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E40]-[.A40])/[.A40]%" office:value-type="float" office:value="64.1442780254035" calcext:value-type="float">
            <text:p>64.1442780254035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I40]-[.E40])/[.E40]%" office:value-type="float" office:value="-0" calcext:value-type="float">
            <text:p>0</text:p>
          </table:table-cell>
          <table:table-cell table:style-name="ce2"/>
          <table:table-cell office:value-type="float" office:value="-0.00678297085687518" calcext:value-type="float">
            <text:p>-0.006782970856875</text:p>
          </table:table-cell>
          <table:table-cell/>
          <table:table-cell table:style-name="ce3" table:formula="of:=([.M40]-[.I40])/[.I40]%" office:value-type="float" office:value="-99.6237643178227" calcext:value-type="float">
            <text:p>-99.623764317822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0373267638497055" calcext:value-type="float">
            <text:p>-0.003732676384971</text:p>
          </table:table-cell>
          <table:table-cell table:number-columns-repeated="3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E41]-[.A41])/[.A41]%" office:value-type="float" office:value="-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I41]-[.E41])/[.E41]%" office:value-type="float" office:value="-0" calcext:value-type="float">
            <text:p>0</text:p>
          </table:table-cell>
          <table:table-cell table:style-name="ce2"/>
          <table:table-cell office:value-type="float" office:value="-6.23422241210938" calcext:value-type="float">
            <text:p>-6.23422241210938</text:p>
          </table:table-cell>
          <table:table-cell/>
          <table:table-cell table:style-name="ce3" table:formula="of:=([.M41]-[.I41])/[.I41]%" office:value-type="float" office:value="166917.490110078" calcext:value-type="float">
            <text:p>166917.49011007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4286956787109" calcext:value-type="float">
            <text:p>-1.04286956787109</text:p>
          </table:table-cell>
          <table:table-cell table:number-columns-repeated="3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E42]-[.A42])/[.A42]%" office:value-type="float" office:value="-100.849401600685" calcext:value-type="float">
            <text:p>-100.849401600685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I42]-[.E42])/[.E42]%" office:value-type="float" office:value="0" calcext:value-type="float">
            <text:p>0</text:p>
          </table:table-cell>
          <table:table-cell table:style-name="ce2"/>
          <table:table-cell office:value-type="float" office:value="-3.08763289451599" calcext:value-type="float">
            <text:p>-3.08763289451599</text:p>
          </table:table-cell>
          <table:table-cell/>
          <table:table-cell table:style-name="ce3" table:formula="of:=([.M42]-[.I42])/[.I42]%" office:value-type="float" office:value="-34956.4047207935" calcext:value-type="float">
            <text:p>-34956.404720793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99276649951935" calcext:value-type="float">
            <text:p>-0.299276649951935</text:p>
          </table:table-cell>
          <table:table-cell table:number-columns-repeated="3"/>
          <table:table-cell office:value-type="float" office:value="0.107646152377129" calcext:value-type="float">
            <text:p>0.107646152377129</text:p>
          </table:table-cell>
          <table:table-cell/>
          <table:table-cell table:style-name="ce2" table:formula="of:=([.E43]-[.A43])/[.A43]%" office:value-type="float" office:value="-135.968777515525" calcext:value-type="float">
            <text:p>-135.968777515525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2" table:formula="of:=([.I43]-[.E43])/[.E43]%" office:value-type="float" office:value="-19.9785825353813" calcext:value-type="float">
            <text:p>-19.9785825353813</text:p>
          </table:table-cell>
          <table:table-cell table:style-name="ce2"/>
          <table:table-cell office:value-type="float" office:value="-0.110804349184036" calcext:value-type="float">
            <text:p>-0.110804349184036</text:p>
          </table:table-cell>
          <table:table-cell/>
          <table:table-cell table:style-name="ce3" table:formula="of:=([.M43]-[.I43])/[.I43]%" office:value-type="float" office:value="-228.632898534378" calcext:value-type="float">
            <text:p>-228.63289853437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3634105026722" calcext:value-type="float">
            <text:p>-0.13634105026722</text:p>
          </table:table-cell>
          <table:table-cell table:number-columns-repeated="3"/>
          <table:table-cell office:value-type="float" office:value="0.00710389157757163" calcext:value-type="float">
            <text:p>0.007103891577572</text:p>
          </table:table-cell>
          <table:table-cell/>
          <table:table-cell table:style-name="ce2" table:formula="of:=([.E44]-[.A44])/[.A44]%" office:value-type="float" office:value="-105.210383493195" calcext:value-type="float">
            <text:p>-105.210383493195</text:p>
          </table:table-cell>
          <table:table-cell table:style-name="ce2"/>
          <table:table-cell office:value-type="float" office:value="0.160483777523041" calcext:value-type="float">
            <text:p>0.160483777523041</text:p>
          </table:table-cell>
          <table:table-cell/>
          <table:table-cell table:style-name="ce2" table:formula="of:=([.I44]-[.E44])/[.E44]%" office:value-type="float" office:value="2159.09666230998" calcext:value-type="float">
            <text:p>2159.09666230998</text:p>
          </table:table-cell>
          <table:table-cell table:style-name="ce2"/>
          <table:table-cell office:value-type="float" office:value="-1.55448257923126" calcext:value-type="float">
            <text:p>-1.55448257923126</text:p>
          </table:table-cell>
          <table:table-cell/>
          <table:table-cell table:style-name="ce3" table:formula="of:=([.M44]-[.I44])/[.I44]%" office:value-type="float" office:value="-1068.62287467534" calcext:value-type="float">
            <text:p>-1068.6228746753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94235772266984" calcext:value-type="float">
            <text:p>0.009423577226698</text:p>
          </table:table-cell>
          <table:table-cell table:number-columns-repeated="3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E45]-[.A45])/[.A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I45]-[.E45])/[.E45]%" office:value-type="float" office:value="0" calcext:value-type="float">
            <text:p>0</text:p>
          </table:table-cell>
          <table:table-cell table:style-name="ce2"/>
          <table:table-cell office:value-type="float" office:value="-0.135751873254776" calcext:value-type="float">
            <text:p>-0.135751873254776</text:p>
          </table:table-cell>
          <table:table-cell/>
          <table:table-cell table:style-name="ce3" table:formula="of:=([.M45]-[.I45])/[.I45]%" office:value-type="float" office:value="-1540.55564027396" calcext:value-type="float">
            <text:p>-1540.5556402739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803968533873558" calcext:value-type="float">
            <text:p>-0.080396853387356</text:p>
          </table:table-cell>
          <table:table-cell table:number-columns-repeated="3"/>
          <table:table-cell office:value-type="float" office:value="-0.247389867901802" calcext:value-type="float">
            <text:p>-0.247389867901802</text:p>
          </table:table-cell>
          <table:table-cell/>
          <table:table-cell table:style-name="ce2" table:formula="of:=([.E46]-[.A46])/[.A46]%" office:value-type="float" office:value="207.710883546482" calcext:value-type="float">
            <text:p>207.710883546482</text:p>
          </table:table-cell>
          <table:table-cell table:style-name="ce2"/>
          <table:table-cell office:value-type="float" office:value="-0.437185227870941" calcext:value-type="float">
            <text:p>-0.437185227870941</text:p>
          </table:table-cell>
          <table:table-cell/>
          <table:table-cell table:style-name="ce2" table:formula="of:=([.I46]-[.E46])/[.E46]%" office:value-type="float" office:value="76.7191322663529" calcext:value-type="float">
            <text:p>76.7191322663529</text:p>
          </table:table-cell>
          <table:table-cell table:style-name="ce2"/>
          <table:table-cell office:value-type="float" office:value="1.39919304847717" calcext:value-type="float">
            <text:p>1.39919304847717</text:p>
          </table:table-cell>
          <table:table-cell/>
          <table:table-cell table:style-name="ce3" table:formula="of:=([.M46]-[.I46])/[.I46]%" office:value-type="float" office:value="-420.045820233024" calcext:value-type="float">
            <text:p>-420.04582023302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623577646911144" calcext:value-type="float">
            <text:p>-0.062357764691114</text:p>
          </table:table-cell>
          <table:table-cell table:number-columns-repeated="3"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E47]-[.A47])/[.A47]%" office:value-type="float" office:value="-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5</text:p>
          </table:table-cell>
          <table:table-cell/>
          <table:table-cell table:style-name="ce2" table:formula="of:=([.I47]-[.E47])/[.E47]%" office:value-type="float" office:value="-0" calcext:value-type="float">
            <text:p>0</text:p>
          </table:table-cell>
          <table:table-cell table:style-name="ce2"/>
          <table:table-cell office:value-type="float" office:value="2.93843030929565" calcext:value-type="float">
            <text:p>2.93843030929565</text:p>
          </table:table-cell>
          <table:table-cell/>
          <table:table-cell table:style-name="ce3" table:formula="of:=([.M47]-[.I47])/[.I47]%" office:value-type="float" office:value="-4812.21238261345" calcext:value-type="float">
            <text:p>-4812.2123826134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29455134272575" calcext:value-type="float">
            <text:p>-0.129455134272575</text:p>
          </table:table-cell>
          <table:table-cell table:number-columns-repeated="3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E48]-[.A48])/[.A48]%" office:value-type="float" office:value="-99.9510388109099" calcext:value-type="float">
            <text:p>-99.9510388109099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I48]-[.E48])/[.E48]%" office:value-type="float" office:value="-0" calcext:value-type="float">
            <text:p>0</text:p>
          </table:table-cell>
          <table:table-cell table:style-name="ce2"/>
          <table:table-cell office:value-type="float" office:value="0.00175695645157248" calcext:value-type="float">
            <text:p>0.001756956451572</text:p>
          </table:table-cell>
          <table:table-cell/>
          <table:table-cell table:style-name="ce3" table:formula="of:=([.M48]-[.I48])/[.I48]%" office:value-type="float" office:value="-2871.97788334228" calcext:value-type="float">
            <text:p>-2871.9778833422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50602960586548" calcext:value-type="float">
            <text:p>-0.750602960586548</text:p>
          </table:table-cell>
          <table:table-cell table:number-columns-repeated="3"/>
          <table:table-cell office:value-type="float" office:value="-0.919643402099609" calcext:value-type="float">
            <text:p>-0.919643402099609</text:p>
          </table:table-cell>
          <table:table-cell/>
          <table:table-cell table:style-name="ce2" table:formula="of:=([.E49]-[.A49])/[.A49]%" office:value-type="float" office:value="22.5206201399695" calcext:value-type="float">
            <text:p>22.5206201399695</text:p>
          </table:table-cell>
          <table:table-cell table:style-name="ce2"/>
          <table:table-cell office:value-type="float" office:value="-1.93930232524872" calcext:value-type="float">
            <text:p>-1.93930232524872</text:p>
          </table:table-cell>
          <table:table-cell/>
          <table:table-cell table:style-name="ce2" table:formula="of:=([.I49]-[.E49])/[.E49]%" office:value-type="float" office:value="110.875467689015" calcext:value-type="float">
            <text:p>110.875467689015</text:p>
          </table:table-cell>
          <table:table-cell table:style-name="ce2"/>
          <table:table-cell office:value-type="float" office:value="-1.19878780841827" calcext:value-type="float">
            <text:p>-1.19878780841827</text:p>
          </table:table-cell>
          <table:table-cell/>
          <table:table-cell table:style-name="ce3" table:formula="of:=([.M49]-[.I49])/[.I49]%" office:value-type="float" office:value="-38.1845835581864" calcext:value-type="float">
            <text:p>-38.184583558186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39720717072487" calcext:value-type="float">
            <text:p>-0.023972071707249</text:p>
          </table:table-cell>
          <table:table-cell table:number-columns-repeated="3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E50]-[.A50])/[.A50]%" office:value-type="float" office:value="-243.197325109084" calcext:value-type="float">
            <text:p>-243.197325109084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I50]-[.E50])/[.E50]%" office:value-type="float" office:value="0" calcext:value-type="float">
            <text:p>0</text:p>
          </table:table-cell>
          <table:table-cell table:style-name="ce2"/>
          <table:table-cell office:value-type="float" office:value="0.0151025783270597" calcext:value-type="float">
            <text:p>0.01510257832706</text:p>
          </table:table-cell>
          <table:table-cell/>
          <table:table-cell table:style-name="ce3" table:formula="of:=([.M50]-[.I50])/[.I50]%" office:value-type="float" office:value="-56.0042603749105" calcext:value-type="float">
            <text:p>-56.004260374910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5574610233307" calcext:value-type="float">
            <text:p>-0.665574610233307</text:p>
          </table:table-cell>
          <table:table-cell table:number-columns-repeated="3"/>
          <table:table-cell office:value-type="float" office:value="-0.528624176979065" calcext:value-type="float">
            <text:p>-0.528624176979065</text:p>
          </table:table-cell>
          <table:table-cell/>
          <table:table-cell table:style-name="ce2" table:formula="of:=([.E51]-[.A51])/[.A51]%" office:value-type="float" office:value="-20.5762706612616" calcext:value-type="float">
            <text:p>-20.5762706612616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2" table:formula="of:=([.I51]-[.E51])/[.E51]%" office:value-type="float" office:value="-100.170555885777" calcext:value-type="float">
            <text:p>-100.170555885777</text:p>
          </table:table-cell>
          <table:table-cell table:style-name="ce2"/>
          <table:table-cell office:value-type="float" office:value="-0.115378603339195" calcext:value-type="float">
            <text:p>-0.115378603339195</text:p>
          </table:table-cell>
          <table:table-cell/>
          <table:table-cell table:style-name="ce3" table:formula="of:=([.M51]-[.I51])/[.I51]%" office:value-type="float" office:value="-12897.0994290017" calcext:value-type="float">
            <text:p>-12897.099429001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00488579273224" calcext:value-type="float">
            <text:p>0.500488579273224</text:p>
          </table:table-cell>
          <table:table-cell table:number-columns-repeated="3"/>
          <table:table-cell office:value-type="float" office:value="-0.24267016351223" calcext:value-type="float">
            <text:p>-0.24267016351223</text:p>
          </table:table-cell>
          <table:table-cell/>
          <table:table-cell table:style-name="ce2" table:formula="of:=([.E52]-[.A52])/[.A52]%" office:value-type="float" office:value="-148.486653554537" calcext:value-type="float">
            <text:p>-148.486653554537</text:p>
          </table:table-cell>
          <table:table-cell table:style-name="ce2"/>
          <table:table-cell office:value-type="float" office:value="0.575287163257599" calcext:value-type="float">
            <text:p>0.575287163257599</text:p>
          </table:table-cell>
          <table:table-cell/>
          <table:table-cell table:style-name="ce2" table:formula="of:=([.I52]-[.E52])/[.E52]%" office:value-type="float" office:value="-337.065469825921" calcext:value-type="float">
            <text:p>-337.065469825921</text:p>
          </table:table-cell>
          <table:table-cell table:style-name="ce2"/>
          <table:table-cell office:value-type="float" office:value="3.17963123321533" calcext:value-type="float">
            <text:p>3.17963123321533</text:p>
          </table:table-cell>
          <table:table-cell/>
          <table:table-cell table:style-name="ce3" table:formula="of:=([.M52]-[.I52])/[.I52]%" office:value-type="float" office:value="452.703316933142" calcext:value-type="float">
            <text:p>452.70331693314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67983222007751" calcext:value-type="float">
            <text:p>-0.367983222007751</text:p>
          </table:table-cell>
          <table:table-cell table:number-columns-repeated="3"/>
          <table:table-cell office:value-type="float" office:value="0.230547547340393" calcext:value-type="float">
            <text:p>0.230547547340393</text:p>
          </table:table-cell>
          <table:table-cell/>
          <table:table-cell table:style-name="ce2" table:formula="of:=([.E53]-[.A53])/[.A53]%" office:value-type="float" office:value="-162.651646475213" calcext:value-type="float">
            <text:p>-162.651646475213</text:p>
          </table:table-cell>
          <table:table-cell table:style-name="ce2"/>
          <table:table-cell office:value-type="float" office:value="-2.18082237243652" calcext:value-type="float">
            <text:p>-2.18082237243652</text:p>
          </table:table-cell>
          <table:table-cell/>
          <table:table-cell table:style-name="ce2" table:formula="of:=([.I53]-[.E53])/[.E53]%" office:value-type="float" office:value="-1045.93171673028" calcext:value-type="float">
            <text:p>-1045.93171673028</text:p>
          </table:table-cell>
          <table:table-cell table:style-name="ce2"/>
          <table:table-cell office:value-type="float" office:value="-0.252485662698746" calcext:value-type="float">
            <text:p>-0.252485662698746</text:p>
          </table:table-cell>
          <table:table-cell/>
          <table:table-cell table:style-name="ce3" table:formula="of:=([.M53]-[.I53])/[.I53]%" office:value-type="float" office:value="-88.4224563224442" calcext:value-type="float">
            <text:p>-88.422456322444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0405130386353" calcext:value-type="float">
            <text:p>-0.440405130386353</text:p>
          </table:table-cell>
          <table:table-cell table:number-columns-repeated="3"/>
          <table:table-cell office:value-type="float" office:value="-0.401651740074158" calcext:value-type="float">
            <text:p>-0.401651740074158</text:p>
          </table:table-cell>
          <table:table-cell/>
          <table:table-cell table:style-name="ce2" table:formula="of:=([.E54]-[.A54])/[.A54]%" office:value-type="float" office:value="-8.79948657232903" calcext:value-type="float">
            <text:p>-8.79948657232903</text:p>
          </table:table-cell>
          <table:table-cell table:style-name="ce2"/>
          <table:table-cell office:value-type="float" office:value="0.0621797330677509" calcext:value-type="float">
            <text:p>0.062179733067751</text:p>
          </table:table-cell>
          <table:table-cell/>
          <table:table-cell table:style-name="ce2" table:formula="of:=([.I54]-[.E54])/[.E54]%" office:value-type="float" office:value="-115.481006768767" calcext:value-type="float">
            <text:p>-115.481006768767</text:p>
          </table:table-cell>
          <table:table-cell table:style-name="ce2"/>
          <table:table-cell office:value-type="float" office:value="0.544084429740906" calcext:value-type="float">
            <text:p>0.544084429740906</text:p>
          </table:table-cell>
          <table:table-cell/>
          <table:table-cell table:style-name="ce3" table:formula="of:=([.M54]-[.I54])/[.I54]%" office:value-type="float" office:value="775.018921596322" calcext:value-type="float">
            <text:p>775.01892159632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1171734333038" calcext:value-type="float">
            <text:p>-0.661171734333038</text:p>
          </table:table-cell>
          <table:table-cell table:number-columns-repeated="3"/>
          <table:table-cell office:value-type="float" office:value="-0.117862612009048" calcext:value-type="float">
            <text:p>-0.117862612009048</text:p>
          </table:table-cell>
          <table:table-cell/>
          <table:table-cell table:style-name="ce2" table:formula="of:=([.E55]-[.A55])/[.A55]%" office:value-type="float" office:value="-82.1736765368618" calcext:value-type="float">
            <text:p>-82.1736765368618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2" table:formula="of:=([.I55]-[.E55])/[.E55]%" office:value-type="float" office:value="-88.3496482640266" calcext:value-type="float">
            <text:p>-88.3496482640266</text:p>
          </table:table-cell>
          <table:table-cell table:style-name="ce2"/>
          <table:table-cell office:value-type="float" office:value="0.00196091225370765" calcext:value-type="float">
            <text:p>0.001960912253708</text:p>
          </table:table-cell>
          <table:table-cell/>
          <table:table-cell table:style-name="ce3" table:formula="of:=([.M55]-[.I55])/[.I55]%" office:value-type="float" office:value="-114.280488426876" calcext:value-type="float">
            <text:p>-114.28048842687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96604859828949" calcext:value-type="float">
            <text:p>-0.496604859828949</text:p>
          </table:table-cell>
          <table:table-cell table:number-columns-repeated="3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E56]-[.A56])/[.A56]%" office:value-type="float" office:value="-81.3241517553492" calcext:value-type="float">
            <text:p>-81.3241517553492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I56]-[.E56])/[.E56]%" office:value-type="float" office:value="-0" calcext:value-type="float">
            <text:p>0</text:p>
          </table:table-cell>
          <table:table-cell table:style-name="ce2"/>
          <table:table-cell office:value-type="float" office:value="0.0583685487508774" calcext:value-type="float">
            <text:p>0.058368548750877</text:p>
          </table:table-cell>
          <table:table-cell/>
          <table:table-cell table:style-name="ce3" table:formula="of:=([.M56]-[.I56])/[.I56]%" office:value-type="float" office:value="-162.93432720284" calcext:value-type="float">
            <text:p>-162.9343272028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5876590013504" calcext:value-type="float">
            <text:p>-0.35876590013504</text:p>
          </table:table-cell>
          <table:table-cell table:number-columns-repeated="3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E57]-[.A57])/[.A57]%" office:value-type="float" office:value="-80.4397315343026" calcext:value-type="float">
            <text:p>-80.4397315343026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I57]-[.E57])/[.E57]%" office:value-type="float" office:value="-0" calcext:value-type="float">
            <text:p>0</text:p>
          </table:table-cell>
          <table:table-cell table:style-name="ce2"/>
          <table:table-cell office:value-type="float" office:value="-1.54343485832214" calcext:value-type="float">
            <text:p>-1.54343485832214</text:p>
          </table:table-cell>
          <table:table-cell/>
          <table:table-cell table:style-name="ce3" table:formula="of:=([.M57]-[.I57])/[.I57]%" office:value-type="float" office:value="2099.39045352457" calcext:value-type="float">
            <text:p>2099.3904535245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60766839981079" calcext:value-type="float">
            <text:p>-0.660766839981079</text:p>
          </table:table-cell>
          <table:table-cell table:number-columns-repeated="3"/>
          <table:table-cell office:value-type="float" office:value="-1.0795156955719" calcext:value-type="float">
            <text:p>-1.0795156955719</text:p>
          </table:table-cell>
          <table:table-cell/>
          <table:table-cell table:style-name="ce2" table:formula="of:=([.E58]-[.A58])/[.A58]%" office:value-type="float" office:value="63.3731643680563" calcext:value-type="float">
            <text:p>63.3731643680563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2" table:formula="of:=([.I58]-[.E58])/[.E58]%" office:value-type="float" office:value="5.28295423600373" calcext:value-type="float">
            <text:p>5.28295423600373</text:p>
          </table:table-cell>
          <table:table-cell table:style-name="ce2"/>
          <table:table-cell office:value-type="float" office:value="-0.703121066093445" calcext:value-type="float">
            <text:p>-0.703121066093445</text:p>
          </table:table-cell>
          <table:table-cell/>
          <table:table-cell table:style-name="ce3" table:formula="of:=([.M58]-[.I58])/[.I58]%" office:value-type="float" office:value="-38.1352750917004" calcext:value-type="float">
            <text:p>-38.135275091700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76229500770569" calcext:value-type="float">
            <text:p>-0.276229500770569</text:p>
          </table:table-cell>
          <table:table-cell table:number-columns-repeated="3"/>
          <table:table-cell office:value-type="float" office:value="-0.29799747467041" calcext:value-type="float">
            <text:p>-0.29799747467041</text:p>
          </table:table-cell>
          <table:table-cell/>
          <table:table-cell table:style-name="ce2" table:formula="of:=([.E59]-[.A59])/[.A59]%" office:value-type="float" office:value="7.88039432396513" calcext:value-type="float">
            <text:p>7.88039432396513</text:p>
          </table:table-cell>
          <table:table-cell table:style-name="ce2"/>
          <table:table-cell office:value-type="float" office:value="0.0570025891065598" calcext:value-type="float">
            <text:p>0.05700258910656</text:p>
          </table:table-cell>
          <table:table-cell/>
          <table:table-cell table:style-name="ce2" table:formula="of:=([.I59]-[.E59])/[.E59]%" office:value-type="float" office:value="-119.128547706522" calcext:value-type="float">
            <text:p>-119.128547706522</text:p>
          </table:table-cell>
          <table:table-cell table:style-name="ce2"/>
          <table:table-cell office:value-type="float" office:value="-0.268574267625809" calcext:value-type="float">
            <text:p>-0.268574267625809</text:p>
          </table:table-cell>
          <table:table-cell/>
          <table:table-cell table:style-name="ce3" table:formula="of:=([.M59]-[.I59])/[.I59]%" office:value-type="float" office:value="-571.161524126107" calcext:value-type="float">
            <text:p>-571.16152412610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14389061927795" calcext:value-type="float">
            <text:p>0.614389061927795</text:p>
          </table:table-cell>
          <table:table-cell table:number-columns-repeated="3"/>
          <table:table-cell office:value-type="float" office:value="1.28552186489105" calcext:value-type="float">
            <text:p>1.28552186489105</text:p>
          </table:table-cell>
          <table:table-cell/>
          <table:table-cell table:style-name="ce2" table:formula="of:=([.E60]-[.A60])/[.A60]%" office:value-type="float" office:value="109.235799357725" calcext:value-type="float">
            <text:p>109.235799357725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2" table:formula="of:=([.I60]-[.E60])/[.E60]%" office:value-type="float" office:value="-47.1793503162492" calcext:value-type="float">
            <text:p>-47.1793503162492</text:p>
          </table:table-cell>
          <table:table-cell table:style-name="ce2"/>
          <table:table-cell office:value-type="float" office:value="-1.63960731029511" calcext:value-type="float">
            <text:p>-1.63960731029511</text:p>
          </table:table-cell>
          <table:table-cell/>
          <table:table-cell table:style-name="ce3" table:formula="of:=([.M60]-[.I60])/[.I60]%" office:value-type="float" office:value="-341.466362338334" calcext:value-type="float">
            <text:p>-341.46636233833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0568387508392" calcext:value-type="float">
            <text:p>-0.440568387508392</text:p>
          </table:table-cell>
          <table:table-cell table:number-columns-repeated="3"/>
          <table:table-cell office:value-type="float" office:value="-0.329349964857101" calcext:value-type="float">
            <text:p>-0.329349964857101</text:p>
          </table:table-cell>
          <table:table-cell/>
          <table:table-cell table:style-name="ce2" table:formula="of:=([.E61]-[.A61])/[.A61]%" office:value-type="float" office:value="-25.2443039048443" calcext:value-type="float">
            <text:p>-25.2443039048443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2" table:formula="of:=([.I61]-[.E61])/[.E61]%" office:value-type="float" office:value="92.6123532290892" calcext:value-type="float">
            <text:p>92.6123532290892</text:p>
          </table:table-cell>
          <table:table-cell table:style-name="ce2"/>
          <table:table-cell office:value-type="float" office:value="0.0308659933507443" calcext:value-type="float">
            <text:p>0.030865993350744</text:p>
          </table:table-cell>
          <table:table-cell/>
          <table:table-cell table:style-name="ce3" table:formula="of:=([.M61]-[.I61])/[.I61]%" office:value-type="float" office:value="-104.865623491665" calcext:value-type="float">
            <text:p>-104.86562349166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67789459228516" calcext:value-type="float">
            <text:p>0.667789459228516</text:p>
          </table:table-cell>
          <table:table-cell table:number-columns-repeated="3"/>
          <table:table-cell office:value-type="float" office:value="1.53088104724884" calcext:value-type="float">
            <text:p>1.53088104724884</text:p>
          </table:table-cell>
          <table:table-cell/>
          <table:table-cell table:style-name="ce2" table:formula="of:=([.E62]-[.A62])/[.A62]%" office:value-type="float" office:value="129.246063425056" calcext:value-type="float">
            <text:p>129.246063425056</text:p>
          </table:table-cell>
          <table:table-cell table:style-name="ce2"/>
          <table:table-cell office:value-type="float" office:value="2.95043087005615" calcext:value-type="float">
            <text:p>2.95043087005615</text:p>
          </table:table-cell>
          <table:table-cell/>
          <table:table-cell table:style-name="ce2" table:formula="of:=([.I62]-[.E62])/[.E62]%" office:value-type="float" office:value="92.7276371575962" calcext:value-type="float">
            <text:p>92.7276371575962</text:p>
          </table:table-cell>
          <table:table-cell table:style-name="ce2"/>
          <table:table-cell office:value-type="float" office:value="-3.16730666160583" calcext:value-type="float">
            <text:p>-3.16730666160583</text:p>
          </table:table-cell>
          <table:table-cell/>
          <table:table-cell table:style-name="ce3" table:formula="of:=([.M62]-[.I62])/[.I62]%" office:value-type="float" office:value="-207.350648129083" calcext:value-type="float">
            <text:p>-207.3506481290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667182445526123" calcext:value-type="float">
            <text:p>0.667182445526123</text:p>
          </table:table-cell>
          <table:table-cell table:number-columns-repeated="3"/>
          <table:table-cell office:value-type="float" office:value="1.61290907859802" calcext:value-type="float">
            <text:p>1.61290907859802</text:p>
          </table:table-cell>
          <table:table-cell/>
          <table:table-cell table:style-name="ce2" table:formula="of:=([.E63]-[.A63])/[.A63]%" office:value-type="float" office:value="141.749328000698" calcext:value-type="float">
            <text:p>141.749328000698</text:p>
          </table:table-cell>
          <table:table-cell table:style-name="ce2"/>
          <table:table-cell office:value-type="float" office:value="3.38068246841431" calcext:value-type="float">
            <text:p>3.38068246841431</text:p>
          </table:table-cell>
          <table:table-cell/>
          <table:table-cell table:style-name="ce2" table:formula="of:=([.I63]-[.E63])/[.E63]%" office:value-type="float" office:value="109.601552454084" calcext:value-type="float">
            <text:p>109.601552454084</text:p>
          </table:table-cell>
          <table:table-cell table:style-name="ce2"/>
          <table:table-cell office:value-type="float" office:value="4.03336095809937" calcext:value-type="float">
            <text:p>4.03336095809937</text:p>
          </table:table-cell>
          <table:table-cell/>
          <table:table-cell table:style-name="ce3" table:formula="of:=([.M63]-[.I63])/[.I63]%" office:value-type="float" office:value="19.3061163177268" calcext:value-type="float">
            <text:p>19.306116317726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651378333568573" calcext:value-type="float">
            <text:p>-0.651378333568573</text:p>
          </table:table-cell>
          <table:table-cell table:number-columns-repeated="3"/>
          <table:table-cell office:value-type="float" office:value="-1.10615110397339" calcext:value-type="float">
            <text:p>-1.10615110397339</text:p>
          </table:table-cell>
          <table:table-cell/>
          <table:table-cell table:style-name="ce2" table:formula="of:=([.E64]-[.A64])/[.A64]%" office:value-type="float" office:value="69.8169937451474" calcext:value-type="float">
            <text:p>69.8169937451474</text:p>
          </table:table-cell>
          <table:table-cell table:style-name="ce2"/>
          <table:table-cell office:value-type="float" office:value="-2.20273923873901" calcext:value-type="float">
            <text:p>-2.20273923873901</text:p>
          </table:table-cell>
          <table:table-cell/>
          <table:table-cell table:style-name="ce2" table:formula="of:=([.I64]-[.E64])/[.E64]%" office:value-type="float" office:value="99.1354735195386" calcext:value-type="float">
            <text:p>99.1354735195386</text:p>
          </table:table-cell>
          <table:table-cell table:style-name="ce2"/>
          <table:table-cell office:value-type="float" office:value="0.413755387067795" calcext:value-type="float">
            <text:p>0.413755387067795</text:p>
          </table:table-cell>
          <table:table-cell/>
          <table:table-cell table:style-name="ce3" table:formula="of:=([.M64]-[.I64])/[.I64]%" office:value-type="float" office:value="-118.783675334383" calcext:value-type="float">
            <text:p>-118.7836753343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49762284755707" calcext:value-type="float">
            <text:p>-0.449762284755707</text:p>
          </table:table-cell>
          <table:table-cell table:number-columns-repeated="3"/>
          <table:table-cell office:value-type="float" office:value="-0.339786291122436" calcext:value-type="float">
            <text:p>-0.339786291122436</text:p>
          </table:table-cell>
          <table:table-cell/>
          <table:table-cell table:style-name="ce2" table:formula="of:=([.E65]-[.A65])/[.A65]%" office:value-type="float" office:value="-24.4520266284678" calcext:value-type="float">
            <text:p>-24.4520266284678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2" table:formula="of:=([.I65]-[.E65])/[.E65]%" office:value-type="float" office:value="-36.4733790846966" calcext:value-type="float">
            <text:p>-36.4733790846966</text:p>
          </table:table-cell>
          <table:table-cell table:style-name="ce2"/>
          <table:table-cell office:value-type="float" office:value="-0.0521068498492241" calcext:value-type="float">
            <text:p>-0.052106849849224</text:p>
          </table:table-cell>
          <table:table-cell/>
          <table:table-cell table:style-name="ce3" table:formula="of:=([.M65]-[.I65])/[.I65]%" office:value-type="float" office:value="-75.8602254198897" calcext:value-type="float">
            <text:p>-75.860225419889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29534052684903" calcext:value-type="float">
            <text:p>-0.01295340526849</text:p>
          </table:table-cell>
          <table:table-cell table:number-columns-repeated="3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E66]-[.A66])/[.A66]%" office:value-type="float" office:value="-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I66]-[.E66])/[.E66]%" office:value-type="float" office:value="-0" calcext:value-type="float">
            <text:p>0</text:p>
          </table:table-cell>
          <table:table-cell table:style-name="ce2"/>
          <table:table-cell office:value-type="float" office:value="0.0120993489399552" calcext:value-type="float">
            <text:p>0.012099348939955</text:p>
          </table:table-cell>
          <table:table-cell/>
          <table:table-cell table:style-name="ce3" table:formula="of:=([.M66]-[.I66])/[.I66]%" office:value-type="float" office:value="-193.406704176757" calcext:value-type="float">
            <text:p>-193.40670417675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05792146921158" calcext:value-type="float">
            <text:p>-0.405792146921158</text:p>
          </table:table-cell>
          <table:table-cell table:number-columns-repeated="3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E67]-[.A67])/[.A67]%" office:value-type="float" office:value="-36.4501721304703" calcext:value-type="float">
            <text:p>-36.4501721304703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I67]-[.E67])/[.E67]%" office:value-type="float" office:value="-0" calcext:value-type="float">
            <text:p>0</text:p>
          </table:table-cell>
          <table:table-cell table:style-name="ce2"/>
          <table:table-cell office:value-type="float" office:value="-0.521056234836578" calcext:value-type="float">
            <text:p>-0.521056234836578</text:p>
          </table:table-cell>
          <table:table-cell/>
          <table:table-cell table:style-name="ce3" table:formula="of:=([.M67]-[.I67])/[.I67]%" office:value-type="float" office:value="102.053594211688" calcext:value-type="float">
            <text:p>102.05359421168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41009187698364" calcext:value-type="float">
            <text:p>0.541009187698364</text:p>
          </table:table-cell>
          <table:table-cell table:number-columns-repeated="3"/>
          <table:table-cell office:value-type="float" office:value="0.757203936576843" calcext:value-type="float">
            <text:p>0.757203936576843</text:p>
          </table:table-cell>
          <table:table-cell/>
          <table:table-cell table:style-name="ce2" table:formula="of:=([.E68]-[.A68])/[.A68]%" office:value-type="float" office:value="39.9613821344227" calcext:value-type="float">
            <text:p>39.9613821344227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2" table:formula="of:=([.I68]-[.E68])/[.E68]%" office:value-type="float" office:value="-3.05262042602455" calcext:value-type="float">
            <text:p>-3.05262042602455</text:p>
          </table:table-cell>
          <table:table-cell table:style-name="ce2"/>
          <table:table-cell office:value-type="float" office:value="-0.0533038228750229" calcext:value-type="float">
            <text:p>-0.053303822875023</text:p>
          </table:table-cell>
          <table:table-cell/>
          <table:table-cell table:style-name="ce3" table:formula="of:=([.M68]-[.I68])/[.I68]%" office:value-type="float" office:value="-107.26121705661" calcext:value-type="float">
            <text:p>-107.2612170566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7187378406525" calcext:value-type="float">
            <text:p>-1.07187378406525</text:p>
          </table:table-cell>
          <table:table-cell table:number-columns-repeated="3"/>
          <table:table-cell office:value-type="float" office:value="-1.72367680072784" calcext:value-type="float">
            <text:p>-1.72367680072784</text:p>
          </table:table-cell>
          <table:table-cell/>
          <table:table-cell table:style-name="ce2" table:formula="of:=([.E69]-[.A69])/[.A69]%" office:value-type="float" office:value="60.8096798664605" calcext:value-type="float">
            <text:p>60.8096798664605</text:p>
          </table:table-cell>
          <table:table-cell table:style-name="ce2"/>
          <table:table-cell office:value-type="float" office:value="-2.21069669723511" calcext:value-type="float">
            <text:p>-2.21069669723511</text:p>
          </table:table-cell>
          <table:table-cell/>
          <table:table-cell table:style-name="ce2" table:formula="of:=([.I69]-[.E69])/[.E69]%" office:value-type="float" office:value="28.2547108774463" calcext:value-type="float">
            <text:p>28.2547108774463</text:p>
          </table:table-cell>
          <table:table-cell table:style-name="ce2"/>
          <table:table-cell office:value-type="float" office:value="1.65703511238098" calcext:value-type="float">
            <text:p>1.65703511238098</text:p>
          </table:table-cell>
          <table:table-cell/>
          <table:table-cell table:style-name="ce3" table:formula="of:=([.M69]-[.I69])/[.I69]%" office:value-type="float" office:value="-174.955334870379" calcext:value-type="float">
            <text:p>-174.955334870379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461155660450459" calcext:value-type="float">
            <text:p>-0.046115566045046</text:p>
          </table:table-cell>
          <table:table-cell table:number-columns-repeated="3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E70]-[.A70])/[.A70]%" office:value-type="float" office:value="-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I70]-[.E70])/[.E70]%" office:value-type="float" office:value="-0" calcext:value-type="float">
            <text:p>0</text:p>
          </table:table-cell>
          <table:table-cell table:style-name="ce2"/>
          <table:table-cell office:value-type="float" office:value="-0.0601433515548706" calcext:value-type="float">
            <text:p>-0.060143351554871</text:p>
          </table:table-cell>
          <table:table-cell/>
          <table:table-cell table:style-name="ce3" table:formula="of:=([.M70]-[.I70])/[.I70]%" office:value-type="float" office:value="30.4187646664086" calcext:value-type="float">
            <text:p>30.418764666408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721541047096252" calcext:value-type="float">
            <text:p>-0.072154104709625</text:p>
          </table:table-cell>
          <table:table-cell table:number-columns-repeated="3"/>
          <table:table-cell office:value-type="float" office:value="0.185285672545433" calcext:value-type="float">
            <text:p>0.185285672545433</text:p>
          </table:table-cell>
          <table:table-cell/>
          <table:table-cell table:style-name="ce2" table:formula="of:=([.E71]-[.A71])/[.A71]%" office:value-type="float" office:value="-356.791589738506" calcext:value-type="float">
            <text:p>-356.791589738506</text:p>
          </table:table-cell>
          <table:table-cell table:style-name="ce2"/>
          <table:table-cell office:value-type="float" office:value="-0.212505117058754" calcext:value-type="float">
            <text:p>-0.212505117058754</text:p>
          </table:table-cell>
          <table:table-cell/>
          <table:table-cell table:style-name="ce2" table:formula="of:=([.I71]-[.E71])/[.E71]%" office:value-type="float" office:value="-214.690528490079" calcext:value-type="float">
            <text:p>-214.690528490079</text:p>
          </table:table-cell>
          <table:table-cell table:style-name="ce2"/>
          <table:table-cell office:value-type="float" office:value="5.40123176574707" calcext:value-type="float">
            <text:p>5.40123176574707</text:p>
          </table:table-cell>
          <table:table-cell/>
          <table:table-cell table:style-name="ce3" table:formula="of:=([.M71]-[.I71])/[.I71]%" office:value-type="float" office:value="-2641.69492034101" calcext:value-type="float">
            <text:p>-2641.6949203410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20582522451878" calcext:value-type="float">
            <text:p>0.022058252245188</text:p>
          </table:table-cell>
          <table:table-cell table:number-columns-repeated="3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E72]-[.A72])/[.A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I72]-[.E72])/[.E72]%" office:value-type="float" office:value="0" calcext:value-type="float">
            <text:p>0</text:p>
          </table:table-cell>
          <table:table-cell table:style-name="ce2"/>
          <table:table-cell office:value-type="float" office:value="-3.04232168197632" calcext:value-type="float">
            <text:p>-3.04232168197632</text:p>
          </table:table-cell>
          <table:table-cell/>
          <table:table-cell table:style-name="ce3" table:formula="of:=([.M72]-[.I72])/[.I72]%" office:value-type="float" office:value="-13892.2154854315" calcext:value-type="float">
            <text:p>-13892.215485431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721573876217008" calcext:value-type="float">
            <text:p>0.00721573876217</text:p>
          </table:table-cell>
          <table:table-cell table:number-columns-repeated="3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E73]-[.A73])/[.A73]%" office:value-type="float" office:value="-102.816261350501" calcext:value-type="float">
            <text:p>-102.816261350501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I73]-[.E73])/[.E73]%" office:value-type="float" office:value="-0" calcext:value-type="float">
            <text:p>0</text:p>
          </table:table-cell>
          <table:table-cell table:style-name="ce2"/>
          <table:table-cell office:value-type="float" office:value="-0.2724649310112" calcext:value-type="float">
            <text:p>-0.2724649310112</text:p>
          </table:table-cell>
          <table:table-cell/>
          <table:table-cell table:style-name="ce3" table:formula="of:=([.M73]-[.I73])/[.I73]%" office:value-type="float" office:value="133977.793853158" calcext:value-type="float">
            <text:p>133977.79385315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891656577587128" calcext:value-type="float">
            <text:p>-0.089165657758713</text:p>
          </table:table-cell>
          <table:table-cell table:number-columns-repeated="3"/>
          <table:table-cell office:value-type="float" office:value="-0.10184171050787" calcext:value-type="float">
            <text:p>-0.10184171050787</text:p>
          </table:table-cell>
          <table:table-cell/>
          <table:table-cell table:style-name="ce2" table:formula="of:=([.E74]-[.A74])/[.A74]%" office:value-type="float" office:value="14.2162947796101" calcext:value-type="float">
            <text:p>14.2162947796101</text:p>
          </table:table-cell>
          <table:table-cell table:style-name="ce2"/>
          <table:table-cell office:value-type="float" office:value="-0.0229420065879822" calcext:value-type="float">
            <text:p>-0.022942006587982</text:p>
          </table:table-cell>
          <table:table-cell/>
          <table:table-cell table:style-name="ce2" table:formula="of:=([.I74]-[.E74])/[.E74]%" office:value-type="float" office:value="-77.4728777889004" calcext:value-type="float">
            <text:p>-77.4728777889004</text:p>
          </table:table-cell>
          <table:table-cell table:style-name="ce2"/>
          <table:table-cell office:value-type="float" office:value="-0.290979981422424" calcext:value-type="float">
            <text:p>-0.290979981422424</text:p>
          </table:table-cell>
          <table:table-cell/>
          <table:table-cell table:style-name="ce3" table:formula="of:=([.M74]-[.I74])/[.I74]%" office:value-type="float" office:value="1168.32838403442" calcext:value-type="float">
            <text:p>1168.3283840344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36009550094605" calcext:value-type="float">
            <text:p>0.536009550094605</text:p>
          </table:table-cell>
          <table:table-cell table:number-columns-repeated="3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E75]-[.A75])/[.A75]%" office:value-type="float" office:value="-25.9571935074797" calcext:value-type="float">
            <text:p>-25.9571935074797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I75]-[.E75])/[.E75]%" office:value-type="float" office:value="0" calcext:value-type="float">
            <text:p>0</text:p>
          </table:table-cell>
          <table:table-cell table:style-name="ce2"/>
          <table:table-cell office:value-type="float" office:value="-0.306456029415131" calcext:value-type="float">
            <text:p>-0.306456029415131</text:p>
          </table:table-cell>
          <table:table-cell/>
          <table:table-cell table:style-name="ce3" table:formula="of:=([.M75]-[.I75])/[.I75]%" office:value-type="float" office:value="-177.216972694832" calcext:value-type="float">
            <text:p>-177.21697269483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0945839881897" calcext:value-type="float">
            <text:p>-0.90945839881897</text:p>
          </table:table-cell>
          <table:table-cell table:number-columns-repeated="3"/>
          <table:table-cell office:value-type="float" office:value="-0.82823121547699" calcext:value-type="float">
            <text:p>-0.82823121547699</text:p>
          </table:table-cell>
          <table:table-cell/>
          <table:table-cell table:style-name="ce2" table:formula="of:=([.E76]-[.A76])/[.A76]%" office:value-type="float" office:value="-8.9313797582674" calcext:value-type="float">
            <text:p>-8.9313797582674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2" table:formula="of:=([.I76]-[.E76])/[.E76]%" office:value-type="float" office:value="33.5014847344598" calcext:value-type="float">
            <text:p>33.5014847344598</text:p>
          </table:table-cell>
          <table:table-cell table:style-name="ce2"/>
          <table:table-cell office:value-type="float" office:value="-0.273330301046371" calcext:value-type="float">
            <text:p>-0.273330301046371</text:p>
          </table:table-cell>
          <table:table-cell/>
          <table:table-cell table:style-name="ce3" table:formula="of:=([.M76]-[.I76])/[.I76]%" office:value-type="float" office:value="-75.2799076298623" calcext:value-type="float">
            <text:p>-75.279907629862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95659077167511" calcext:value-type="float">
            <text:p>-0.095659077167511</text:p>
          </table:table-cell>
          <table:table-cell table:number-columns-repeated="3"/>
          <table:table-cell office:value-type="float" office:value="1.54662811756134" calcext:value-type="float">
            <text:p>1.54662811756134</text:p>
          </table:table-cell>
          <table:table-cell/>
          <table:table-cell table:style-name="ce2" table:formula="of:=([.E77]-[.A77])/[.A77]%" office:value-type="float" office:value="-1716.81270963236" calcext:value-type="float">
            <text:p>-1716.81270963236</text:p>
          </table:table-cell>
          <table:table-cell table:style-name="ce2"/>
          <table:table-cell office:value-type="float" office:value="-0.133318409323692" calcext:value-type="float">
            <text:p>-0.133318409323692</text:p>
          </table:table-cell>
          <table:table-cell/>
          <table:table-cell table:style-name="ce2" table:formula="of:=([.I77]-[.E77])/[.E77]%" office:value-type="float" office:value="-108.619939584048" calcext:value-type="float">
            <text:p>-108.619939584048</text:p>
          </table:table-cell>
          <table:table-cell table:style-name="ce2"/>
          <table:table-cell office:value-type="float" office:value="3.57816457748413" calcext:value-type="float">
            <text:p>3.57816457748413</text:p>
          </table:table-cell>
          <table:table-cell/>
          <table:table-cell table:style-name="ce3" table:formula="of:=([.M77]-[.I77])/[.I77]%" office:value-type="float" office:value="-2783.92384490313" calcext:value-type="float">
            <text:p>-2783.9238449031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735887438058853" calcext:value-type="float">
            <text:p>0.073588743805885</text:p>
          </table:table-cell>
          <table:table-cell table:number-columns-repeated="3"/>
          <table:table-cell office:value-type="float" office:value="1.68661069869995" calcext:value-type="float">
            <text:p>1.68661069869995</text:p>
          </table:table-cell>
          <table:table-cell/>
          <table:table-cell table:style-name="ce2" table:formula="of:=([.E78]-[.A78])/[.A78]%" office:value-type="float" office:value="2191.9411467995" calcext:value-type="float">
            <text:p>2191.9411467995</text:p>
          </table:table-cell>
          <table:table-cell table:style-name="ce2"/>
          <table:table-cell office:value-type="float" office:value="3.22381663322449" calcext:value-type="float">
            <text:p>3.22381663322449</text:p>
          </table:table-cell>
          <table:table-cell/>
          <table:table-cell table:style-name="ce2" table:formula="of:=([.I78]-[.E78])/[.E78]%" office:value-type="float" office:value="91.1417160883318" calcext:value-type="float">
            <text:p>91.1417160883318</text:p>
          </table:table-cell>
          <table:table-cell table:style-name="ce2"/>
          <table:table-cell office:value-type="float" office:value="-0.142831087112427" calcext:value-type="float">
            <text:p>-0.142831087112427</text:p>
          </table:table-cell>
          <table:table-cell/>
          <table:table-cell table:style-name="ce3" table:formula="of:=([.M78]-[.I78])/[.I78]%" office:value-type="float" office:value="-104.430496624418" calcext:value-type="float">
            <text:p>-104.43049662441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8512402772903" calcext:value-type="float">
            <text:p>0.138512402772903</text:p>
          </table:table-cell>
          <table:table-cell table:number-columns-repeated="3"/>
          <table:table-cell office:value-type="float" office:value="0.287590056657791" calcext:value-type="float">
            <text:p>0.287590056657791</text:p>
          </table:table-cell>
          <table:table-cell/>
          <table:table-cell table:style-name="ce2" table:formula="of:=([.E79]-[.A79])/[.A79]%" office:value-type="float" office:value="107.627657090974" calcext:value-type="float">
            <text:p>107.627657090974</text:p>
          </table:table-cell>
          <table:table-cell table:style-name="ce2"/>
          <table:table-cell office:value-type="float" office:value="0.235515773296356" calcext:value-type="float">
            <text:p>0.235515773296356</text:p>
          </table:table-cell>
          <table:table-cell/>
          <table:table-cell table:style-name="ce2" table:formula="of:=([.I79]-[.E79])/[.E79]%" office:value-type="float" office:value="-18.1071223277372" calcext:value-type="float">
            <text:p>-18.1071223277372</text:p>
          </table:table-cell>
          <table:table-cell table:style-name="ce2"/>
          <table:table-cell office:value-type="float" office:value="-0.553847193717957" calcext:value-type="float">
            <text:p>-0.553847193717957</text:p>
          </table:table-cell>
          <table:table-cell/>
          <table:table-cell table:style-name="ce3" table:formula="of:=([.M79]-[.I79])/[.I79]%" office:value-type="float" office:value="-335.163524704154" calcext:value-type="float">
            <text:p>-335.16352470415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24594879150391" calcext:value-type="float">
            <text:p>-0.924594879150391</text:p>
          </table:table-cell>
          <table:table-cell table:number-columns-repeated="3"/>
          <table:table-cell office:value-type="float" office:value="-1.00943696498871" calcext:value-type="float">
            <text:p>-1.00943696498871</text:p>
          </table:table-cell>
          <table:table-cell/>
          <table:table-cell table:style-name="ce2" table:formula="of:=([.E80]-[.A80])/[.A80]%" office:value-type="float" office:value="9.17613624642601" calcext:value-type="float">
            <text:p>9.17613624642601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2" table:formula="of:=([.I80]-[.E80])/[.E80]%" office:value-type="float" office:value="0.302901436517201" calcext:value-type="float">
            <text:p>0.302901436517201</text:p>
          </table:table-cell>
          <table:table-cell table:style-name="ce2"/>
          <table:table-cell office:value-type="float" office:value="0.0243809875100851" calcext:value-type="float">
            <text:p>0.024380987510085</text:p>
          </table:table-cell>
          <table:table-cell/>
          <table:table-cell table:style-name="ce3" table:formula="of:=([.M80]-[.I80])/[.I80]%" office:value-type="float" office:value="-102.408011694641" calcext:value-type="float">
            <text:p>-102.40801169464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325321644544601" calcext:value-type="float">
            <text:p>0.325321644544601</text:p>
          </table:table-cell>
          <table:table-cell table:number-columns-repeated="3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E81]-[.A81])/[.A81]%" office:value-type="float" office:value="-93.7577146052719" calcext:value-type="float">
            <text:p>-93.7577146052719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I81]-[.E81])/[.E81]%" office:value-type="float" office:value="0" calcext:value-type="float">
            <text:p>0</text:p>
          </table:table-cell>
          <table:table-cell table:style-name="ce2"/>
          <table:table-cell office:value-type="float" office:value="-0.43187940120697" calcext:value-type="float">
            <text:p>-0.43187940120697</text:p>
          </table:table-cell>
          <table:table-cell/>
          <table:table-cell table:style-name="ce3" table:formula="of:=([.M81]-[.I81])/[.I81]%" office:value-type="float" office:value="-2226.69843244339" calcext:value-type="float">
            <text:p>-2226.69843244339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7645587325096" calcext:value-type="float">
            <text:p>0.137645587325096</text:p>
          </table:table-cell>
          <table:table-cell table:number-columns-repeated="3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E82]-[.A82])/[.A82]%" office:value-type="float" office:value="-141.623690260694" calcext:value-type="float">
            <text:p>-141.623690260694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I82]-[.E82])/[.E82]%" office:value-type="float" office:value="-0" calcext:value-type="float">
            <text:p>0</text:p>
          </table:table-cell>
          <table:table-cell table:style-name="ce2"/>
          <table:table-cell office:value-type="float" office:value="0.392626076936722" calcext:value-type="float">
            <text:p>0.392626076936722</text:p>
          </table:table-cell>
          <table:table-cell/>
          <table:table-cell table:style-name="ce3" table:formula="of:=([.M82]-[.I82])/[.I82]%" office:value-type="float" office:value="-785.292953570265" calcext:value-type="float">
            <text:p>-785.29295357026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83036518096924" calcext:value-type="float">
            <text:p>-0.983036518096924</text:p>
          </table:table-cell>
          <table:table-cell table:number-columns-repeated="3"/>
          <table:table-cell office:value-type="float" office:value="-2.0750617980957" calcext:value-type="float">
            <text:p>-2.0750617980957</text:p>
          </table:table-cell>
          <table:table-cell/>
          <table:table-cell table:style-name="ce2" table:formula="of:=([.E83]-[.A83])/[.A83]%" office:value-type="float" office:value="111.086949456654" calcext:value-type="float">
            <text:p>111.086949456654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2" table:formula="of:=([.I83]-[.E83])/[.E83]%" office:value-type="float" office:value="16.5373461527857" calcext:value-type="float">
            <text:p>16.5373461527857</text:p>
          </table:table-cell>
          <table:table-cell table:style-name="ce2"/>
          <table:table-cell office:value-type="float" office:value="-0.194588959217072" calcext:value-type="float">
            <text:p>-0.194588959217072</text:p>
          </table:table-cell>
          <table:table-cell/>
          <table:table-cell table:style-name="ce3" table:formula="of:=([.M83]-[.I83])/[.I83]%" office:value-type="float" office:value="-91.9532216976881" calcext:value-type="float">
            <text:p>-91.953221697688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832441821694374" calcext:value-type="float">
            <text:p>0.083244182169437</text:p>
          </table:table-cell>
          <table:table-cell table:number-columns-repeated="3"/>
          <table:table-cell office:value-type="float" office:value="-0.0286047291010618" calcext:value-type="float">
            <text:p>-0.028604729101062</text:p>
          </table:table-cell>
          <table:table-cell/>
          <table:table-cell table:style-name="ce2" table:formula="of:=([.E84]-[.A84])/[.A84]%" office:value-type="float" office:value="-134.362436335598" calcext:value-type="float">
            <text:p>-134.362436335598</text:p>
          </table:table-cell>
          <table:table-cell table:style-name="ce2"/>
          <table:table-cell office:value-type="float" office:value="0.0171426329761744" calcext:value-type="float">
            <text:p>0.017142632976174</text:p>
          </table:table-cell>
          <table:table-cell/>
          <table:table-cell table:style-name="ce2" table:formula="of:=([.I84]-[.E84])/[.E84]%" office:value-type="float" office:value="-159.929366628884" calcext:value-type="float">
            <text:p>-159.929366628884</text:p>
          </table:table-cell>
          <table:table-cell table:style-name="ce2"/>
          <table:table-cell office:value-type="float" office:value="-1.0802788734436" calcext:value-type="float">
            <text:p>-1.0802788734436</text:p>
          </table:table-cell>
          <table:table-cell/>
          <table:table-cell table:style-name="ce3" table:formula="of:=([.M84]-[.I84])/[.I84]%" office:value-type="float" office:value="-6401.70916535997" calcext:value-type="float">
            <text:p>-6401.7091653599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237217590212822" calcext:value-type="float">
            <text:p>-0.237217590212822</text:p>
          </table:table-cell>
          <table:table-cell table:number-columns-repeated="3"/>
          <table:table-cell office:value-type="float" office:value="-0.860974848270416" calcext:value-type="float">
            <text:p>-0.860974848270416</text:p>
          </table:table-cell>
          <table:table-cell/>
          <table:table-cell table:style-name="ce2" table:formula="of:=([.E85]-[.A85])/[.A85]%" office:value-type="float" office:value="262.947303991236" calcext:value-type="float">
            <text:p>262.947303991236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2" table:formula="of:=([.I85]-[.E85])/[.E85]%" office:value-type="float" office:value="155.453641635192" calcext:value-type="float">
            <text:p>155.453641635192</text:p>
          </table:table-cell>
          <table:table-cell table:style-name="ce2"/>
          <table:table-cell office:value-type="float" office:value="1.57669985294342" calcext:value-type="float">
            <text:p>1.57669985294342</text:p>
          </table:table-cell>
          <table:table-cell/>
          <table:table-cell table:style-name="ce3" table:formula="of:=([.M85]-[.I85])/[.I85]%" office:value-type="float" office:value="-171.688000011274" calcext:value-type="float">
            <text:p>-171.68800001127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40496924519539" calcext:value-type="float">
            <text:p>0.140496924519539</text:p>
          </table:table-cell>
          <table:table-cell table:number-columns-repeated="3"/>
          <table:table-cell office:value-type="float" office:value="0.267802059650421" calcext:value-type="float">
            <text:p>0.267802059650421</text:p>
          </table:table-cell>
          <table:table-cell/>
          <table:table-cell table:style-name="ce2" table:formula="of:=([.E86]-[.A86])/[.A86]%" office:value-type="float" office:value="90.6106205286919" calcext:value-type="float">
            <text:p>90.6106205286919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2" table:formula="of:=([.I86]-[.E86])/[.E86]%" office:value-type="float" office:value="-95.0731439405489" calcext:value-type="float">
            <text:p>-95.0731439405489</text:p>
          </table:table-cell>
          <table:table-cell table:style-name="ce2"/>
          <table:table-cell office:value-type="float" office:value="-5.07850217819214" calcext:value-type="float">
            <text:p>-5.07850217819214</text:p>
          </table:table-cell>
          <table:table-cell/>
          <table:table-cell table:style-name="ce3" table:formula="of:=([.M86]-[.I86])/[.I86]%" office:value-type="float" office:value="-38590.3496163106" calcext:value-type="float">
            <text:p>-38590.349616310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748215198516846" calcext:value-type="float">
            <text:p>-0.748215198516846</text:p>
          </table:table-cell>
          <table:table-cell table:number-columns-repeated="3"/>
          <table:table-cell office:value-type="float" office:value="-0.59498405456543" calcext:value-type="float">
            <text:p>-0.59498405456543</text:p>
          </table:table-cell>
          <table:table-cell/>
          <table:table-cell table:style-name="ce2" table:formula="of:=([.E87]-[.A87])/[.A87]%" office:value-type="float" office:value="-20.4795551139779" calcext:value-type="float">
            <text:p>-20.4795551139779</text:p>
          </table:table-cell>
          <table:table-cell table:style-name="ce2"/>
          <table:table-cell office:value-type="float" office:value="-1.18110120296478" calcext:value-type="float">
            <text:p>-1.18110120296478</text:p>
          </table:table-cell>
          <table:table-cell/>
          <table:table-cell table:style-name="ce2" table:formula="of:=([.I87]-[.E87])/[.E87]%" office:value-type="float" office:value="98.5097237315791" calcext:value-type="float">
            <text:p>98.5097237315791</text:p>
          </table:table-cell>
          <table:table-cell table:style-name="ce2"/>
          <table:table-cell office:value-type="float" office:value="-0.741338193416595" calcext:value-type="float">
            <text:p>-0.741338193416595</text:p>
          </table:table-cell>
          <table:table-cell/>
          <table:table-cell table:style-name="ce3" table:formula="of:=([.M87]-[.I87])/[.I87]%" office:value-type="float" office:value="-37.233304685856" calcext:value-type="float">
            <text:p>-37.23330468585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385980725288391" calcext:value-type="float">
            <text:p>-0.385980725288391</text:p>
          </table:table-cell>
          <table:table-cell table:number-columns-repeated="3"/>
          <table:table-cell office:value-type="float" office:value="-0.980440139770508" calcext:value-type="float">
            <text:p>-0.980440139770508</text:p>
          </table:table-cell>
          <table:table-cell/>
          <table:table-cell table:style-name="ce2" table:formula="of:=([.E88]-[.A88])/[.A88]%" office:value-type="float" office:value="154.012720204606" calcext:value-type="float">
            <text:p>154.012720204606</text:p>
          </table:table-cell>
          <table:table-cell table:style-name="ce2"/>
          <table:table-cell office:value-type="float" office:value="-1.06247234344482" calcext:value-type="float">
            <text:p>-1.06247234344482</text:p>
          </table:table-cell>
          <table:table-cell/>
          <table:table-cell table:style-name="ce2" table:formula="of:=([.I88]-[.E88])/[.E88]%" office:value-type="float" office:value="8.36687527843541" calcext:value-type="float">
            <text:p>8.36687527843541</text:p>
          </table:table-cell>
          <table:table-cell table:style-name="ce2"/>
          <table:table-cell office:value-type="float" office:value="2.18611145019531" calcext:value-type="float">
            <text:p>2.18611145019531</text:p>
          </table:table-cell>
          <table:table-cell/>
          <table:table-cell table:style-name="ce3" table:formula="of:=([.M88]-[.I88])/[.I88]%" office:value-type="float" office:value="-305.757021694075" calcext:value-type="float">
            <text:p>-305.757021694075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93161940574646" calcext:value-type="float">
            <text:p>-0.93161940574646</text:p>
          </table:table-cell>
          <table:table-cell table:number-columns-repeated="3"/>
          <table:table-cell office:value-type="float" office:value="-1.31587862968445" calcext:value-type="float">
            <text:p>-1.31587862968445</text:p>
          </table:table-cell>
          <table:table-cell/>
          <table:table-cell table:style-name="ce2" table:formula="of:=([.E89]-[.A89])/[.A89]%" office:value-type="float" office:value="41.2463739556928" calcext:value-type="float">
            <text:p>41.2463739556928</text:p>
          </table:table-cell>
          <table:table-cell table:style-name="ce2"/>
          <table:table-cell office:value-type="float" office:value="-0.766240060329437" calcext:value-type="float">
            <text:p>-0.766240060329437</text:p>
          </table:table-cell>
          <table:table-cell/>
          <table:table-cell table:style-name="ce2" table:formula="of:=([.I89]-[.E89])/[.E89]%" office:value-type="float" office:value="-41.7697010161809" calcext:value-type="float">
            <text:p>-41.7697010161809</text:p>
          </table:table-cell>
          <table:table-cell table:style-name="ce2"/>
          <table:table-cell office:value-type="float" office:value="-0.570319354534149" calcext:value-type="float">
            <text:p>-0.570319354534149</text:p>
          </table:table-cell>
          <table:table-cell/>
          <table:table-cell table:style-name="ce3" table:formula="of:=([.M89]-[.I89])/[.I89]%" office:value-type="float" office:value="-25.5691024182492" calcext:value-type="float">
            <text:p>-25.569102418249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2196083664894" calcext:value-type="float">
            <text:p>0.132196083664894</text:p>
          </table:table-cell>
          <table:table-cell table:number-columns-repeated="3"/>
          <table:table-cell office:value-type="float" office:value="0.213483273983002" calcext:value-type="float">
            <text:p>0.213483273983002</text:p>
          </table:table-cell>
          <table:table-cell/>
          <table:table-cell table:style-name="ce2" table:formula="of:=([.E90]-[.A90])/[.A90]%" office:value-type="float" office:value="61.4898626831971" calcext:value-type="float">
            <text:p>61.4898626831971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2" table:formula="of:=([.I90]-[.E90])/[.E90]%" office:value-type="float" office:value="-102.51241177263" calcext:value-type="float">
            <text:p>-102.51241177263</text:p>
          </table:table-cell>
          <table:table-cell table:style-name="ce2"/>
          <table:table-cell office:value-type="float" office:value="-1.23250639438629" calcext:value-type="float">
            <text:p>-1.23250639438629</text:p>
          </table:table-cell>
          <table:table-cell/>
          <table:table-cell table:style-name="ce3" table:formula="of:=([.M90]-[.I90])/[.I90]%" office:value-type="float" office:value="22879.1789305931" calcext:value-type="float">
            <text:p>22879.178930593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93656459450722" calcext:value-type="float">
            <text:p>-0.019365645945072</text:p>
          </table:table-cell>
          <table:table-cell table:number-columns-repeated="3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E91]-[.A91])/[.A91]%" office:value-type="float" office:value="-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I91]-[.E91])/[.E91]%" office:value-type="float" office:value="-0" calcext:value-type="float">
            <text:p>0</text:p>
          </table:table-cell>
          <table:table-cell table:style-name="ce2"/>
          <table:table-cell office:value-type="float" office:value="0.00733583234250546" calcext:value-type="float">
            <text:p>0.007335832342505</text:p>
          </table:table-cell>
          <table:table-cell/>
          <table:table-cell table:style-name="ce3" table:formula="of:=([.M91]-[.I91])/[.I91]%" office:value-type="float" office:value="-137.880648873332" calcext:value-type="float">
            <text:p>-137.88064887333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138054087758064" calcext:value-type="float">
            <text:p>0.138054087758064</text:p>
          </table:table-cell>
          <table:table-cell table:number-columns-repeated="3"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E92]-[.A92])/[.A92]%" office:value-type="float" office:value="-135.774235149444" calcext:value-type="float">
            <text:p>-135.774235149444</text:p>
          </table:table-cell>
          <table:table-cell table:style-name="ce2"/>
          <table:table-cell office:value-type="float" office:value="-0.0493877939879894" calcext:value-type="float">
            <text:p>-0.04938779398799</text:p>
          </table:table-cell>
          <table:table-cell/>
          <table:table-cell table:style-name="ce2" table:formula="of:=([.I92]-[.E92])/[.E92]%" office:value-type="float" office:value="-0" calcext:value-type="float">
            <text:p>0</text:p>
          </table:table-cell>
          <table:table-cell table:style-name="ce2"/>
          <table:table-cell office:value-type="float" office:value="-2.63100838661194" calcext:value-type="float">
            <text:p>-2.63100838661194</text:p>
          </table:table-cell>
          <table:table-cell/>
          <table:table-cell table:style-name="ce3" table:formula="of:=([.M92]-[.I92])/[.I92]%" office:value-type="float" office:value="5227.24419165548" calcext:value-type="float">
            <text:p>5227.2441916554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1323247551918" calcext:value-type="float">
            <text:p>-0.41323247551918</text:p>
          </table:table-cell>
          <table:table-cell table:number-columns-repeated="3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E93]-[.A93])/[.A93]%" office:value-type="float" office:value="188.310193273643" calcext:value-type="float">
            <text:p>188.310193273643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I93]-[.E93])/[.E93]%" office:value-type="float" office:value="-0" calcext:value-type="float">
            <text:p>0</text:p>
          </table:table-cell>
          <table:table-cell table:style-name="ce2"/>
          <table:table-cell office:value-type="float" office:value="-0.303729087114334" calcext:value-type="float">
            <text:p>-0.303729087114334</text:p>
          </table:table-cell>
          <table:table-cell/>
          <table:table-cell table:style-name="ce3" table:formula="of:=([.M93]-[.I93])/[.I93]%" office:value-type="float" office:value="-74.5063544896171" calcext:value-type="float">
            <text:p>-74.506354489617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659080967307091" calcext:value-type="float">
            <text:p>0.065908096730709</text:p>
          </table:table-cell>
          <table:table-cell table:number-columns-repeated="3"/>
          <table:table-cell office:value-type="float" office:value="-0.086177758872509" calcext:value-type="float">
            <text:p>-0.086177758872509</text:p>
          </table:table-cell>
          <table:table-cell/>
          <table:table-cell table:style-name="ce2" table:formula="of:=([.E94]-[.A94])/[.A94]%" office:value-type="float" office:value="-230.754434048701" calcext:value-type="float">
            <text:p>-230.754434048701</text:p>
          </table:table-cell>
          <table:table-cell table:style-name="ce2"/>
          <table:table-cell office:value-type="float" office:value="0.0711701288819313" calcext:value-type="float">
            <text:p>0.071170128881931</text:p>
          </table:table-cell>
          <table:table-cell/>
          <table:table-cell table:style-name="ce2" table:formula="of:=([.I94]-[.E94])/[.E94]%" office:value-type="float" office:value="-182.585263080721" calcext:value-type="float">
            <text:p>-182.585263080721</text:p>
          </table:table-cell>
          <table:table-cell table:style-name="ce2"/>
          <table:table-cell office:value-type="float" office:value="-2.17787098884583" calcext:value-type="float">
            <text:p>-2.17787098884583</text:p>
          </table:table-cell>
          <table:table-cell/>
          <table:table-cell table:style-name="ce3" table:formula="of:=([.M94]-[.I94])/[.I94]%" office:value-type="float" office:value="-3160.09139376274" calcext:value-type="float">
            <text:p>-3160.0913937627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5545896962285" calcext:value-type="float">
            <text:p>-0.025545896962285</text:p>
          </table:table-cell>
          <table:table-cell table:number-columns-repeated="3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E95]-[.A95])/[.A95]%" office:value-type="float" office:value="-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I95]-[.E95])/[.E95]%" office:value-type="float" office:value="-0" calcext:value-type="float">
            <text:p>0</text:p>
          </table:table-cell>
          <table:table-cell table:style-name="ce2"/>
          <table:table-cell office:value-type="float" office:value="-5.62361478805542" calcext:value-type="float">
            <text:p>-5.62361478805542</text:p>
          </table:table-cell>
          <table:table-cell/>
          <table:table-cell table:style-name="ce3" table:formula="of:=([.M95]-[.I95])/[.I95]%" office:value-type="float" office:value="21913.769163627" calcext:value-type="float">
            <text:p>21913.76916362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56665700674057" calcext:value-type="float">
            <text:p>-0.56665700674057</text:p>
          </table:table-cell>
          <table:table-cell table:number-columns-repeated="3"/>
          <table:table-cell office:value-type="float" office:value="-0.954435706138611" calcext:value-type="float">
            <text:p>-0.954435706138611</text:p>
          </table:table-cell>
          <table:table-cell/>
          <table:table-cell table:style-name="ce2" table:formula="of:=([.E96]-[.A96])/[.A96]%" office:value-type="float" office:value="68.432701755257" calcext:value-type="float">
            <text:p>68.432701755257</text:p>
          </table:table-cell>
          <table:table-cell table:style-name="ce2"/>
          <table:table-cell office:value-type="float" office:value="-0.327251315116882" calcext:value-type="float">
            <text:p>-0.327251315116882</text:p>
          </table:table-cell>
          <table:table-cell/>
          <table:table-cell table:style-name="ce2" table:formula="of:=([.I96]-[.E96])/[.E96]%" office:value-type="float" office:value="-65.7125867135826" calcext:value-type="float">
            <text:p>-65.7125867135826</text:p>
          </table:table-cell>
          <table:table-cell table:style-name="ce2"/>
          <table:table-cell office:value-type="float" office:value="-1.36432754993439" calcext:value-type="float">
            <text:p>-1.36432754993439</text:p>
          </table:table-cell>
          <table:table-cell/>
          <table:table-cell table:style-name="ce3" table:formula="of:=([.M96]-[.I96])/[.I96]%" office:value-type="float" office:value="316.905138928808" calcext:value-type="float">
            <text:p>316.90513892880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114977275952697" calcext:value-type="float">
            <text:p>-0.01149772759527</text:p>
          </table:table-cell>
          <table:table-cell table:number-columns-repeated="3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E97]-[.A97])/[.A97]%" office:value-type="float" office:value="-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I97]-[.E97])/[.E97]%" office:value-type="float" office:value="-0" calcext:value-type="float">
            <text:p>0</text:p>
          </table:table-cell>
          <table:table-cell table:style-name="ce2"/>
          <table:table-cell office:value-type="float" office:value="-3.7418942451477" calcext:value-type="float">
            <text:p>-3.7418942451477</text:p>
          </table:table-cell>
          <table:table-cell/>
          <table:table-cell table:style-name="ce3" table:formula="of:=([.M97]-[.I97])/[.I97]%" office:value-type="float" office:value="32444.6416619504" calcext:value-type="float">
            <text:p>32444.641661950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847114384174347" calcext:value-type="float">
            <text:p>-0.847114384174347</text:p>
          </table:table-cell>
          <table:table-cell table:number-columns-repeated="3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E98]-[.A98])/[.A98]%" office:value-type="float" office:value="38.9471216356683" calcext:value-type="float">
            <text:p>38.9471216356683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I98]-[.E98])/[.E98]%" office:value-type="float" office:value="-0" calcext:value-type="float">
            <text:p>0</text:p>
          </table:table-cell>
          <table:table-cell table:style-name="ce2"/>
          <table:table-cell office:value-type="float" office:value="-0.80075478553772" calcext:value-type="float">
            <text:p>-0.80075478553772</text:p>
          </table:table-cell>
          <table:table-cell/>
          <table:table-cell table:style-name="ce3" table:formula="of:=([.M98]-[.I98])/[.I98]%" office:value-type="float" office:value="-31.9688312509064" calcext:value-type="float">
            <text:p>-31.968831250906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58384650945663" calcext:value-type="float">
            <text:p>-0.158384650945663</text:p>
          </table:table-cell>
          <table:table-cell table:number-columns-repeated="3"/>
          <table:table-cell office:value-type="float" office:value="-0.0060449093580246" calcext:value-type="float">
            <text:p>-0.006044909358025</text:p>
          </table:table-cell>
          <table:table-cell/>
          <table:table-cell table:style-name="ce2" table:formula="of:=([.E99]-[.A99])/[.A99]%" office:value-type="float" office:value="-96.1833995138213" calcext:value-type="float">
            <text:p>-96.1833995138213</text:p>
          </table:table-cell>
          <table:table-cell table:style-name="ce2"/>
          <table:table-cell office:value-type="float" office:value="-0.0237863883376122" calcext:value-type="float">
            <text:p>-0.023786388337612</text:p>
          </table:table-cell>
          <table:table-cell/>
          <table:table-cell table:style-name="ce2" table:formula="of:=([.I99]-[.E99])/[.E99]%" office:value-type="float" office:value="293.49454108912" calcext:value-type="float">
            <text:p>293.49454108912</text:p>
          </table:table-cell>
          <table:table-cell table:style-name="ce2"/>
          <table:table-cell office:value-type="float" office:value="0.386499673128128" calcext:value-type="float">
            <text:p>0.386499673128128</text:p>
          </table:table-cell>
          <table:table-cell/>
          <table:table-cell table:style-name="ce3" table:formula="of:=([.M99]-[.I99])/[.I99]%" office:value-type="float" office:value="-1724.87750406806" calcext:value-type="float">
            <text:p>-1724.8775040680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65217638015747" calcext:value-type="float">
            <text:p>-0.165217638015747</text:p>
          </table:table-cell>
          <table:table-cell table:number-columns-repeated="3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E100]-[.A100])/[.A100]%" office:value-type="float" office:value="-31.1789564672794" calcext:value-type="float">
            <text:p>-31.1789564672794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I100]-[.E100])/[.E100]%" office:value-type="float" office:value="-0" calcext:value-type="float">
            <text:p>0</text:p>
          </table:table-cell>
          <table:table-cell table:style-name="ce2"/>
          <table:table-cell office:value-type="float" office:value="-0.602588891983032" calcext:value-type="float">
            <text:p>-0.602588891983032</text:p>
          </table:table-cell>
          <table:table-cell/>
          <table:table-cell table:style-name="ce3" table:formula="of:=([.M100]-[.I100])/[.I100]%" office:value-type="float" office:value="429.960448615964" calcext:value-type="float">
            <text:p>429.96044861596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66177010536194" calcext:value-type="float">
            <text:p>0.566177010536194</text:p>
          </table:table-cell>
          <table:table-cell table:number-columns-repeated="3"/>
          <table:table-cell office:value-type="float" office:value="0.944568634033203" calcext:value-type="float">
            <text:p>0.944568634033203</text:p>
          </table:table-cell>
          <table:table-cell/>
          <table:table-cell table:style-name="ce2" table:formula="of:=([.E101]-[.A101])/[.A101]%" office:value-type="float" office:value="66.8327424913731" calcext:value-type="float">
            <text:p>66.8327424913731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2" table:formula="of:=([.I101]-[.E101])/[.E101]%" office:value-type="float" office:value="-99.9517685818788" calcext:value-type="float">
            <text:p>-99.9517685818788</text:p>
          </table:table-cell>
          <table:table-cell table:style-name="ce2"/>
          <table:table-cell office:value-type="float" office:value="-0.126605242490768" calcext:value-type="float">
            <text:p>-0.126605242490768</text:p>
          </table:table-cell>
          <table:table-cell/>
          <table:table-cell table:style-name="ce3" table:formula="of:=([.M101]-[.I101])/[.I101]%" office:value-type="float" office:value="-27889.9738398332" calcext:value-type="float">
            <text:p>-27889.973839833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476146548986435" calcext:value-type="float">
            <text:p>0.476146548986435</text:p>
          </table:table-cell>
          <table:table-cell table:number-columns-repeated="3"/>
          <table:table-cell office:value-type="float" office:value="0.989981353282928" calcext:value-type="float">
            <text:p>0.989981353282928</text:p>
          </table:table-cell>
          <table:table-cell/>
          <table:table-cell table:style-name="ce2" table:formula="of:=([.E102]-[.A102])/[.A102]%" office:value-type="float" office:value="107.915263775467" calcext:value-type="float">
            <text:p>107.915263775467</text:p>
          </table:table-cell>
          <table:table-cell table:style-name="ce2"/>
          <table:table-cell office:value-type="float" office:value="2.46780753135681" calcext:value-type="float">
            <text:p>2.46780753135681</text:p>
          </table:table-cell>
          <table:table-cell/>
          <table:table-cell table:style-name="ce2" table:formula="of:=([.I102]-[.E102])/[.E102]%" office:value-type="float" office:value="149.278183187308" calcext:value-type="float">
            <text:p>149.278183187308</text:p>
          </table:table-cell>
          <table:table-cell table:style-name="ce2"/>
          <table:table-cell office:value-type="float" office:value="0.700574994087219" calcext:value-type="float">
            <text:p>0.700574994087219</text:p>
          </table:table-cell>
          <table:table-cell/>
          <table:table-cell table:style-name="ce3" table:formula="of:=([.M102]-[.I102])/[.I102]%" office:value-type="float" office:value="-71.6114411198818" calcext:value-type="float">
            <text:p>-71.611441119881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16068035364151" calcext:value-type="float">
            <text:p>-0.116068035364151</text:p>
          </table:table-cell>
          <table:table-cell table:number-columns-repeated="3"/>
          <table:table-cell office:value-type="float" office:value="-0.0377787128090858" calcext:value-type="float">
            <text:p>-0.037778712809086</text:p>
          </table:table-cell>
          <table:table-cell/>
          <table:table-cell table:style-name="ce2" table:formula="of:=([.E103]-[.A103])/[.A103]%" office:value-type="float" office:value="-67.4512343639149" calcext:value-type="float">
            <text:p>-67.4512343639149</text:p>
          </table:table-cell>
          <table:table-cell table:style-name="ce2"/>
          <table:table-cell office:value-type="float" office:value="-0.554208278656006" calcext:value-type="float">
            <text:p>-0.554208278656006</text:p>
          </table:table-cell>
          <table:table-cell/>
          <table:table-cell table:style-name="ce2" table:formula="of:=([.I103]-[.E103])/[.E103]%" office:value-type="float" office:value="1366.98560497995" calcext:value-type="float">
            <text:p>1366.98560497995</text:p>
          </table:table-cell>
          <table:table-cell table:style-name="ce2"/>
          <table:table-cell office:value-type="float" office:value="-0.153890877962112" calcext:value-type="float">
            <text:p>-0.153890877962112</text:p>
          </table:table-cell>
          <table:table-cell/>
          <table:table-cell table:style-name="ce3" table:formula="of:=([.M103]-[.I103])/[.I103]%" office:value-type="float" office:value="-72.2323025676722" calcext:value-type="float">
            <text:p>-72.232302567672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66711357980967" calcext:value-type="float">
            <text:p>0.026671135798097</text:p>
          </table:table-cell>
          <table:table-cell table:number-columns-repeated="3"/>
          <table:table-cell office:value-type="float" office:value="-0.0892659872770309" calcext:value-type="float">
            <text:p>-0.089265987277031</text:p>
          </table:table-cell>
          <table:table-cell/>
          <table:table-cell table:style-name="ce2" table:formula="of:=([.E104]-[.A104])/[.A104]%" office:value-type="float" office:value="-434.691360550911" calcext:value-type="float">
            <text:p>-434.691360550911</text:p>
          </table:table-cell>
          <table:table-cell table:style-name="ce2"/>
          <table:table-cell office:value-type="float" office:value="-1.09334921836853" calcext:value-type="float">
            <text:p>-1.09334921836853</text:p>
          </table:table-cell>
          <table:table-cell/>
          <table:table-cell table:style-name="ce2" table:formula="of:=([.I104]-[.E104])/[.E104]%" office:value-type="float" office:value="1124.82173974662" calcext:value-type="float">
            <text:p>1124.82173974662</text:p>
          </table:table-cell>
          <table:table-cell table:style-name="ce2"/>
          <table:table-cell office:value-type="float" office:value="-0.147214114665985" calcext:value-type="float">
            <text:p>-0.147214114665985</text:p>
          </table:table-cell>
          <table:table-cell/>
          <table:table-cell table:style-name="ce3" table:formula="of:=([.M104]-[.I104])/[.I104]%" office:value-type="float" office:value="-86.5354900161127" calcext:value-type="float">
            <text:p>-86.535490016112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55865705013275" calcext:value-type="float">
            <text:p>0.555865705013275</text:p>
          </table:table-cell>
          <table:table-cell table:number-columns-repeated="3"/>
          <table:table-cell office:value-type="float" office:value="0.679441630840302" calcext:value-type="float">
            <text:p>0.679441630840302</text:p>
          </table:table-cell>
          <table:table-cell/>
          <table:table-cell table:style-name="ce2" table:formula="of:=([.E105]-[.A105])/[.A105]%" office:value-type="float" office:value="22.2312556274856" calcext:value-type="float">
            <text:p>22.2312556274856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2" table:formula="of:=([.I105]-[.E105])/[.E105]%" office:value-type="float" office:value="-100.019658826967" calcext:value-type="float">
            <text:p>-100.019658826967</text:p>
          </table:table-cell>
          <table:table-cell table:style-name="ce2"/>
          <table:table-cell office:value-type="float" office:value="-6.49488353729248" calcext:value-type="float">
            <text:p>-6.49488353729248</text:p>
          </table:table-cell>
          <table:table-cell/>
          <table:table-cell table:style-name="ce3" table:formula="of:=([.M105]-[.I105])/[.I105]%" office:value-type="float" office:value="4862422.39264973" calcext:value-type="float">
            <text:p>4862422.3926497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22161877155304" calcext:value-type="float">
            <text:p>-0.422161877155304</text:p>
          </table:table-cell>
          <table:table-cell table:number-columns-repeated="3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E106]-[.A106])/[.A106]%" office:value-type="float" office:value="-98.4756371545262" calcext:value-type="float">
            <text:p>-98.4756371545262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I106]-[.E106])/[.E106]%" office:value-type="float" office:value="-0" calcext:value-type="float">
            <text:p>0</text:p>
          </table:table-cell>
          <table:table-cell table:style-name="ce2"/>
          <table:table-cell office:value-type="float" office:value="-0.231252446770668" calcext:value-type="float">
            <text:p>-0.231252446770668</text:p>
          </table:table-cell>
          <table:table-cell/>
          <table:table-cell table:style-name="ce3" table:formula="of:=([.M106]-[.I106])/[.I106]%" office:value-type="float" office:value="3493.51092386091" calcext:value-type="float">
            <text:p>3493.5109238609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307726860046387" calcext:value-type="float">
            <text:p>0.030772686004639</text:p>
          </table:table-cell>
          <table:table-cell table:number-columns-repeated="3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E107]-[.A107])/[.A107]%" office:value-type="float" office:value="87.2521451537923" calcext:value-type="float">
            <text:p>87.2521451537923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I107]-[.E107])/[.E107]%" office:value-type="float" office:value="0" calcext:value-type="float">
            <text:p>0</text:p>
          </table:table-cell>
          <table:table-cell table:style-name="ce2"/>
          <table:table-cell office:value-type="float" office:value="-0.250301390886307" calcext:value-type="float">
            <text:p>-0.250301390886307</text:p>
          </table:table-cell>
          <table:table-cell/>
          <table:table-cell table:style-name="ce3" table:formula="of:=([.M107]-[.I107])/[.I107]%" office:value-type="float" office:value="-534.38123507961" calcext:value-type="float">
            <text:p>-534.3812350796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71013927459717" calcext:value-type="float">
            <text:p>0.571013927459717</text:p>
          </table:table-cell>
          <table:table-cell table:number-columns-repeated="3"/>
          <table:table-cell office:value-type="float" office:value="0.925947248935699" calcext:value-type="float">
            <text:p>0.925947248935699</text:p>
          </table:table-cell>
          <table:table-cell/>
          <table:table-cell table:style-name="ce2" table:formula="of:=([.E108]-[.A108])/[.A108]%" office:value-type="float" office:value="62.1584350936907" calcext:value-type="float">
            <text:p>62.1584350936907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2" table:formula="of:=([.I108]-[.E108])/[.E108]%" office:value-type="float" office:value="-99.9933288177322" calcext:value-type="float">
            <text:p>-99.9933288177322</text:p>
          </table:table-cell>
          <table:table-cell table:style-name="ce2"/>
          <table:table-cell office:value-type="float" office:value="0.0489433109760284" calcext:value-type="float">
            <text:p>0.048943310976028</text:p>
          </table:table-cell>
          <table:table-cell/>
          <table:table-cell table:style-name="ce3" table:formula="of:=([.M108]-[.I108])/[.I108]%" office:value-type="float" office:value="79132.6704380818" calcext:value-type="float">
            <text:p>79132.670438081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.09721791744232" calcext:value-type="float">
            <text:p>1.09721791744232</text:p>
          </table:table-cell>
          <table:table-cell table:number-columns-repeated="3"/>
          <table:table-cell office:value-type="float" office:value="1.92262732982636" calcext:value-type="float">
            <text:p>1.92262732982636</text:p>
          </table:table-cell>
          <table:table-cell/>
          <table:table-cell table:style-name="ce2" table:formula="of:=([.E109]-[.A109])/[.A109]%" office:value-type="float" office:value="75.2274820947249" calcext:value-type="float">
            <text:p>75.2274820947249</text:p>
          </table:table-cell>
          <table:table-cell table:style-name="ce2"/>
          <table:table-cell office:value-type="float" office:value="3.32407331466675" calcext:value-type="float">
            <text:p>3.32407331466675</text:p>
          </table:table-cell>
          <table:table-cell/>
          <table:table-cell table:style-name="ce2" table:formula="of:=([.I109]-[.E109])/[.E109]%" office:value-type="float" office:value="72.8922325767084" calcext:value-type="float">
            <text:p>72.8922325767084</text:p>
          </table:table-cell>
          <table:table-cell table:style-name="ce2"/>
          <table:table-cell office:value-type="float" office:value="-0.604224979877472" calcext:value-type="float">
            <text:p>-0.604224979877472</text:p>
          </table:table-cell>
          <table:table-cell/>
          <table:table-cell table:style-name="ce3" table:formula="of:=([.M109]-[.I109])/[.I109]%" office:value-type="float" office:value="-118.177245887191" calcext:value-type="float">
            <text:p>-118.17724588719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435706287622452" calcext:value-type="float">
            <text:p>0.435706287622452</text:p>
          </table:table-cell>
          <table:table-cell table:number-columns-repeated="3"/>
          <table:table-cell office:value-type="float" office:value="1.10281002521515" calcext:value-type="float">
            <text:p>1.10281002521515</text:p>
          </table:table-cell>
          <table:table-cell/>
          <table:table-cell table:style-name="ce2" table:formula="of:=([.E110]-[.A110])/[.A110]%" office:value-type="float" office:value="153.108586344468" calcext:value-type="float">
            <text:p>153.108586344468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2" table:formula="of:=([.I110]-[.E110])/[.E110]%" office:value-type="float" office:value="-101.54495957536" calcext:value-type="float">
            <text:p>-101.54495957536</text:p>
          </table:table-cell>
          <table:table-cell table:style-name="ce2"/>
          <table:table-cell office:value-type="float" office:value="-0.0209709573537111" calcext:value-type="float">
            <text:p>-0.020970957353711</text:p>
          </table:table-cell>
          <table:table-cell/>
          <table:table-cell table:style-name="ce3" table:formula="of:=([.M110]-[.I110])/[.I110]%" office:value-type="float" office:value="23.0836683178111" calcext:value-type="float">
            <text:p>23.083668317811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31865905970335" calcext:value-type="float">
            <text:p>0.031865905970335</text:p>
          </table:table-cell>
          <table:table-cell table:number-columns-repeated="3"/>
          <table:table-cell office:value-type="float" office:value="-0.101893216371536" calcext:value-type="float">
            <text:p>-0.101893216371536</text:p>
          </table:table-cell>
          <table:table-cell/>
          <table:table-cell table:style-name="ce2" table:formula="of:=([.E111]-[.A111])/[.A111]%" office:value-type="float" office:value="-419.756219912253" calcext:value-type="float">
            <text:p>-419.756219912253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2" table:formula="of:=([.I111]-[.E111])/[.E111]%" office:value-type="float" office:value="-93.7910928886749" calcext:value-type="float">
            <text:p>-93.7910928886749</text:p>
          </table:table-cell>
          <table:table-cell table:style-name="ce2"/>
          <table:table-cell office:value-type="float" office:value="-10.5399169921875" calcext:value-type="float">
            <text:p>-10.5399169921875</text:p>
          </table:table-cell>
          <table:table-cell/>
          <table:table-cell table:style-name="ce3" table:formula="of:=([.M111]-[.I111])/[.I111]%" office:value-type="float" office:value="166500.674946833" calcext:value-type="float">
            <text:p>166500.67494683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34612561762333" calcext:value-type="float">
            <text:p>-0.023461256176233</text:p>
          </table:table-cell>
          <table:table-cell table:number-columns-repeated="3"/>
          <table:table-cell office:value-type="float" office:value="0.0879053100943566" calcext:value-type="float">
            <text:p>0.087905310094357</text:p>
          </table:table-cell>
          <table:table-cell/>
          <table:table-cell table:style-name="ce2" table:formula="of:=([.E112]-[.A112])/[.A112]%" office:value-type="float" office:value="-474.682879015687" calcext:value-type="float">
            <text:p>-474.682879015687</text:p>
          </table:table-cell>
          <table:table-cell table:style-name="ce2"/>
          <table:table-cell office:value-type="float" office:value="-0.144161283969879" calcext:value-type="float">
            <text:p>-0.144161283969879</text:p>
          </table:table-cell>
          <table:table-cell/>
          <table:table-cell table:style-name="ce2" table:formula="of:=([.I112]-[.E112])/[.E112]%" office:value-type="float" office:value="-263.996104234361" calcext:value-type="float">
            <text:p>-263.996104234361</text:p>
          </table:table-cell>
          <table:table-cell table:style-name="ce2"/>
          <table:table-cell office:value-type="float" office:value="0.117989353835583" calcext:value-type="float">
            <text:p>0.117989353835583</text:p>
          </table:table-cell>
          <table:table-cell/>
          <table:table-cell table:style-name="ce3" table:formula="of:=([.M112]-[.I112])/[.I112]%" office:value-type="float" office:value="-181.845382190294" calcext:value-type="float">
            <text:p>-181.84538219029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46565717458725" calcext:value-type="float">
            <text:p>-0.46565717458725</text:p>
          </table:table-cell>
          <table:table-cell table:number-columns-repeated="3"/>
          <table:table-cell office:value-type="float" office:value="-0.722704648971558" calcext:value-type="float">
            <text:p>-0.722704648971558</text:p>
          </table:table-cell>
          <table:table-cell/>
          <table:table-cell table:style-name="ce2" table:formula="of:=([.E113]-[.A113])/[.A113]%" office:value-type="float" office:value="55.2010123353409" calcext:value-type="float">
            <text:p>55.2010123353409</text:p>
          </table:table-cell>
          <table:table-cell table:style-name="ce2"/>
          <table:table-cell office:value-type="float" office:value="-0.937322795391083" calcext:value-type="float">
            <text:p>-0.937322795391083</text:p>
          </table:table-cell>
          <table:table-cell/>
          <table:table-cell table:style-name="ce2" table:formula="of:=([.I113]-[.E113])/[.E113]%" office:value-type="float" office:value="29.6965221857831" calcext:value-type="float">
            <text:p>29.6965221857831</text:p>
          </table:table-cell>
          <table:table-cell table:style-name="ce2"/>
          <table:table-cell office:value-type="float" office:value="-0.23152631521225" calcext:value-type="float">
            <text:p>-0.23152631521225</text:p>
          </table:table-cell>
          <table:table-cell/>
          <table:table-cell table:style-name="ce3" table:formula="of:=([.M113]-[.I113])/[.I113]%" office:value-type="float" office:value="-75.2991908069781" calcext:value-type="float">
            <text:p>-75.2991908069781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64745783805847" calcext:value-type="float">
            <text:p>0.564745783805847</text:p>
          </table:table-cell>
          <table:table-cell table:number-columns-repeated="3"/>
          <table:table-cell office:value-type="float" office:value="0.957857310771942" calcext:value-type="float">
            <text:p>0.957857310771942</text:p>
          </table:table-cell>
          <table:table-cell/>
          <table:table-cell table:style-name="ce2" table:formula="of:=([.E114]-[.A114])/[.A114]%" office:value-type="float" office:value="69.6085811065112" calcext:value-type="float">
            <text:p>69.6085811065112</text:p>
          </table:table-cell>
          <table:table-cell table:style-name="ce2"/>
          <table:table-cell office:value-type="float" office:value="1.9012463092804" calcext:value-type="float">
            <text:p>1.9012463092804</text:p>
          </table:table-cell>
          <table:table-cell/>
          <table:table-cell table:style-name="ce2" table:formula="of:=([.I114]-[.E114])/[.E114]%" office:value-type="float" office:value="98.4895127801626" calcext:value-type="float">
            <text:p>98.4895127801626</text:p>
          </table:table-cell>
          <table:table-cell table:style-name="ce2"/>
          <table:table-cell office:value-type="float" office:value="-0.138151332736015" calcext:value-type="float">
            <text:p>-0.138151332736015</text:p>
          </table:table-cell>
          <table:table-cell/>
          <table:table-cell table:style-name="ce3" table:formula="of:=([.M114]-[.I114])/[.I114]%" office:value-type="float" office:value="-107.266356392734" calcext:value-type="float">
            <text:p>-107.26635639273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186653360724449" calcext:value-type="float">
            <text:p>0.018665336072445</text:p>
          </table:table-cell>
          <table:table-cell table:number-columns-repeated="3"/>
          <table:table-cell office:value-type="float" office:value="-0.0722012594342232" calcext:value-type="float">
            <text:p>-0.072201259434223</text:p>
          </table:table-cell>
          <table:table-cell/>
          <table:table-cell table:style-name="ce2" table:formula="of:=([.E115]-[.A115])/[.A115]%" office:value-type="float" office:value="-486.820034495987" calcext:value-type="float">
            <text:p>-486.820034495987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2" table:formula="of:=([.I115]-[.E115])/[.E115]%" office:value-type="float" office:value="-133.10014385974" calcext:value-type="float">
            <text:p>-133.10014385974</text:p>
          </table:table-cell>
          <table:table-cell table:style-name="ce2"/>
          <table:table-cell office:value-type="float" office:value="-0.432656109333038" calcext:value-type="float">
            <text:p>-0.432656109333038</text:p>
          </table:table-cell>
          <table:table-cell/>
          <table:table-cell table:style-name="ce3" table:formula="of:=([.M115]-[.I115])/[.I115]%" office:value-type="float" office:value="-1910.3735091806" calcext:value-type="float">
            <text:p>-1910.3735091806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0203045420348644" calcext:value-type="float">
            <text:p>-0.020304542034864</text:p>
          </table:table-cell>
          <table:table-cell table:number-columns-repeated="3"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E116]-[.A116])/[.A116]%" office:value-type="float" office:value="-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5</text:p>
          </table:table-cell>
          <table:table-cell/>
          <table:table-cell table:style-name="ce2" table:formula="of:=([.I116]-[.E116])/[.E116]%" office:value-type="float" office:value="-0" calcext:value-type="float">
            <text:p>0</text:p>
          </table:table-cell>
          <table:table-cell table:style-name="ce2"/>
          <table:table-cell office:value-type="float" office:value="-6.68844318389893" calcext:value-type="float">
            <text:p>-6.68844318389893</text:p>
          </table:table-cell>
          <table:table-cell/>
          <table:table-cell table:style-name="ce3" table:formula="of:=([.M116]-[.I116])/[.I116]%" office:value-type="float" office:value="32840.6256610682" calcext:value-type="float">
            <text:p>32840.6256610682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216675512492657" calcext:value-type="float">
            <text:p>0.021667551249266</text:p>
          </table:table-cell>
          <table:table-cell table:number-columns-repeated="3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E117]-[.A117])/[.A117]%" office:value-type="float" office:value="253.179001430281" calcext:value-type="float">
            <text:p>253.179001430281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I117]-[.E117])/[.E117]%" office:value-type="float" office:value="0" calcext:value-type="float">
            <text:p>0</text:p>
          </table:table-cell>
          <table:table-cell table:style-name="ce2"/>
          <table:table-cell office:value-type="float" office:value="-0.995121777057648" calcext:value-type="float">
            <text:p>-0.995121777057648</text:p>
          </table:table-cell>
          <table:table-cell/>
          <table:table-cell table:style-name="ce3" table:formula="of:=([.M117]-[.I117])/[.I117]%" office:value-type="float" office:value="-1400.38371951284" calcext:value-type="float">
            <text:p>-1400.3837195128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0.114046514034271" calcext:value-type="float">
            <text:p>-0.114046514034271</text:p>
          </table:table-cell>
          <table:table-cell table:number-columns-repeated="3"/>
          <table:table-cell office:value-type="float" office:value="0.0455626212060452" calcext:value-type="float">
            <text:p>0.045562621206045</text:p>
          </table:table-cell>
          <table:table-cell/>
          <table:table-cell table:style-name="ce2" table:formula="of:=([.E118]-[.A118])/[.A118]%" office:value-type="float" office:value="-139.9509108997" calcext:value-type="float">
            <text:p>-139.9509108997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2" table:formula="of:=([.I118]-[.E118])/[.E118]%" office:value-type="float" office:value="-50.8144515614618" calcext:value-type="float">
            <text:p>-50.8144515614618</text:p>
          </table:table-cell>
          <table:table-cell table:style-name="ce2"/>
          <table:table-cell office:value-type="float" office:value="-0.0452774502336979" calcext:value-type="float">
            <text:p>-0.045277450233698</text:p>
          </table:table-cell>
          <table:table-cell/>
          <table:table-cell table:style-name="ce3" table:formula="of:=([.M118]-[.I118])/[.I118]%" office:value-type="float" office:value="-302.039247641878" calcext:value-type="float">
            <text:p>-302.03924764187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00539493560791" calcext:value-type="float">
            <text:p>-1.00539493560791</text:p>
          </table:table-cell>
          <table:table-cell table:number-columns-repeated="3"/>
          <table:table-cell office:value-type="float" office:value="-1.53887128829956" calcext:value-type="float">
            <text:p>-1.53887128829956</text:p>
          </table:table-cell>
          <table:table-cell/>
          <table:table-cell table:style-name="ce2" table:formula="of:=([.E119]-[.A119])/[.A119]%" office:value-type="float" office:value="53.0613725808242" calcext:value-type="float">
            <text:p>53.0613725808242</text:p>
          </table:table-cell>
          <table:table-cell table:style-name="ce2"/>
          <table:table-cell office:value-type="float" office:value="-2.01781725883484" calcext:value-type="float">
            <text:p>-2.01781725883484</text:p>
          </table:table-cell>
          <table:table-cell/>
          <table:table-cell table:style-name="ce2" table:formula="of:=([.I119]-[.E119])/[.E119]%" office:value-type="float" office:value="31.1231988131061" calcext:value-type="float">
            <text:p>31.1231988131061</text:p>
          </table:table-cell>
          <table:table-cell table:style-name="ce2"/>
          <table:table-cell office:value-type="float" office:value="0.482386857271194" calcext:value-type="float">
            <text:p>0.482386857271194</text:p>
          </table:table-cell>
          <table:table-cell/>
          <table:table-cell table:style-name="ce3" table:formula="of:=([.M119]-[.I119])/[.I119]%" office:value-type="float" office:value="-123.90636987364" calcext:value-type="float">
            <text:p>-123.9063698736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285434909164906" calcext:value-type="float">
            <text:p>0.002854349091649</text:p>
          </table:table-cell>
          <table:table-cell table:number-columns-repeated="3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E120]-[.A120])/[.A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I120]-[.E120])/[.E120]%" office:value-type="float" office:value="0" calcext:value-type="float">
            <text:p>0</text:p>
          </table:table-cell>
          <table:table-cell table:style-name="ce2"/>
          <table:table-cell office:value-type="float" office:value="-10.8250923156738" calcext:value-type="float">
            <text:p>-10.8250923156738</text:p>
          </table:table-cell>
          <table:table-cell/>
          <table:table-cell table:style-name="ce3" table:formula="of:=([.M120]-[.I120])/[.I120]%" office:value-type="float" office:value="-379349.067584083" calcext:value-type="float">
            <text:p>-379349.067584083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2.02409482002258" calcext:value-type="float">
            <text:p>2.02409482002258</text:p>
          </table:table-cell>
          <table:table-cell table:number-columns-repeated="3"/>
          <table:table-cell office:value-type="float" office:value="2.58709764480591" calcext:value-type="float">
            <text:p>2.58709764480591</text:p>
          </table:table-cell>
          <table:table-cell/>
          <table:table-cell table:style-name="ce2" table:formula="of:=([.E121]-[.A121])/[.A121]%" office:value-type="float" office:value="27.8150420234289" calcext:value-type="float">
            <text:p>27.8150420234289</text:p>
          </table:table-cell>
          <table:table-cell table:style-name="ce2"/>
          <table:table-cell office:value-type="float" office:value="3.76504945755005" calcext:value-type="float">
            <text:p>3.76504945755005</text:p>
          </table:table-cell>
          <table:table-cell/>
          <table:table-cell table:style-name="ce2" table:formula="of:=([.I121]-[.E121])/[.E121]%" office:value-type="float" office:value="45.5317879133438" calcext:value-type="float">
            <text:p>45.5317879133438</text:p>
          </table:table-cell>
          <table:table-cell table:style-name="ce2"/>
          <table:table-cell office:value-type="float" office:value="-0.181293159723282" calcext:value-type="float">
            <text:p>-0.181293159723282</text:p>
          </table:table-cell>
          <table:table-cell/>
          <table:table-cell table:style-name="ce3" table:formula="of:=([.M121]-[.I121])/[.I121]%" office:value-type="float" office:value="-104.815160113229" calcext:value-type="float">
            <text:p>-104.815160113229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00300872372463346" calcext:value-type="float">
            <text:p>0.003008723724633</text:p>
          </table:table-cell>
          <table:table-cell table:number-columns-repeated="3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E122]-[.A122])/[.A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I122]-[.E122])/[.E122]%" office:value-type="float" office:value="0" calcext:value-type="float">
            <text:p>0</text:p>
          </table:table-cell>
          <table:table-cell table:style-name="ce2"/>
          <table:table-cell office:value-type="float" office:value="-0.48717200756073" calcext:value-type="float">
            <text:p>-0.48717200756073</text:p>
          </table:table-cell>
          <table:table-cell/>
          <table:table-cell table:style-name="ce3" table:formula="of:=([.M122]-[.I122])/[.I122]%" office:value-type="float" office:value="-16291.9821209267" calcext:value-type="float">
            <text:p>-16291.9821209267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511010229587555" calcext:value-type="float">
            <text:p>0.511010229587555</text:p>
          </table:table-cell>
          <table:table-cell table:number-columns-repeated="3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E123]-[.A123])/[.A123]%" office:value-type="float" office:value="-99.9465021535191" calcext:value-type="float">
            <text:p>-99.9465021535191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I123]-[.E123])/[.E123]%" office:value-type="float" office:value="0" calcext:value-type="float">
            <text:p>0</text:p>
          </table:table-cell>
          <table:table-cell table:style-name="ce2"/>
          <table:table-cell office:value-type="float" office:value="-0.00741522945463658" calcext:value-type="float">
            <text:p>-0.007415229454637</text:p>
          </table:table-cell>
          <table:table-cell/>
          <table:table-cell table:style-name="ce3" table:formula="of:=([.M123]-[.I123])/[.I123]%" office:value-type="float" office:value="-2812.43100495494" calcext:value-type="float">
            <text:p>-2812.43100495494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-1.17907822132111" calcext:value-type="float">
            <text:p>-1.17907822132111</text:p>
          </table:table-cell>
          <table:table-cell table:number-columns-repeated="3"/>
          <table:table-cell office:value-type="float" office:value="-1.49753534793854" calcext:value-type="float">
            <text:p>-1.49753534793854</text:p>
          </table:table-cell>
          <table:table-cell/>
          <table:table-cell table:style-name="ce2" table:formula="of:=([.E124]-[.A124])/[.A124]%" office:value-type="float" office:value="27.0089906554808" calcext:value-type="float">
            <text:p>27.0089906554808</text:p>
          </table:table-cell>
          <table:table-cell table:style-name="ce2"/>
          <table:table-cell office:value-type="float" office:value="-2.40034341812134" calcext:value-type="float">
            <text:p>-2.40034341812134</text:p>
          </table:table-cell>
          <table:table-cell/>
          <table:table-cell table:style-name="ce2" table:formula="of:=([.I124]-[.E124])/[.E124]%" office:value-type="float" office:value="60.2862611173469" calcext:value-type="float">
            <text:p>60.2862611173469</text:p>
          </table:table-cell>
          <table:table-cell table:style-name="ce2"/>
          <table:table-cell office:value-type="float" office:value="-0.0353396907448769" calcext:value-type="float">
            <text:p>-0.035339690744877</text:p>
          </table:table-cell>
          <table:table-cell/>
          <table:table-cell table:style-name="ce3" table:formula="of:=([.M124]-[.I124])/[.I124]%" office:value-type="float" office:value="-98.527723554968" calcext:value-type="float">
            <text:p>-98.527723554968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0.354626536369324" calcext:value-type="float">
            <text:p>0.354626536369324</text:p>
          </table:table-cell>
          <table:table-cell table:number-columns-repeated="3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E125]-[.A125])/[.A125]%" office:value-type="float" office:value="-75.2158006543583" calcext:value-type="float">
            <text:p>-75.2158006543583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I125]-[.E125])/[.E125]%" office:value-type="float" office:value="0" calcext:value-type="float">
            <text:p>0</text:p>
          </table:table-cell>
          <table:table-cell table:style-name="ce2"/>
          <table:table-cell office:value-type="float" office:value="0.0356802344322205" calcext:value-type="float">
            <text:p>0.035680234432221</text:p>
          </table:table-cell>
          <table:table-cell/>
          <table:table-cell table:style-name="ce3" table:formula="of:=([.M125]-[.I125])/[.I125]%" office:value-type="float" office:value="-59.4041559682948" calcext:value-type="float">
            <text:p>-59.4041559682948</text:p>
          </table:table-cell>
          <table:table-cell table:style-name="ce3"/>
          <table:table-cell table:number-columns-repeated="1008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10:35:57.864059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7-12-14T12:40:41Z</meta:creation-date>
    <dc:date>2017-12-19T10:37:01.173638287</dc:date>
    <meta:editing-cycles>4</meta:editing-cycles>
    <meta:editing-duration>PT13M26S</meta:editing-duration>
    <meta:document-statistic meta:table-count="1" meta:cell-count="1200" meta:object-count="0"/>
  </office:meta>
</office:document-meta>
</file>